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3"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NullAndEmpty" style:family="table">
      <style:table-properties style:width="18cm" table:align="margins"/>
    </style:style>
    <style:style style:name="NullAndEmpty.A" style:family="table-column">
      <style:table-column-properties style:column-width="8.999cm" style:rel-column-width="32767*"/>
    </style:style>
    <style:style style:name="NullAndEmpty.B" style:family="table-column">
      <style:table-column-properties style:column-width="9.001cm" style:rel-column-width="32768*"/>
    </style:style>
    <style:style style:name="NullAndEmpty.A1" style:family="table-cell">
      <style:table-cell-properties fo:padding="0.097cm" fo:border-left="0.05pt solid #000000" fo:border-right="none" fo:border-top="0.05pt solid #000000" fo:border-bottom="0.05pt solid #000000"/>
    </style:style>
    <style:style style:name="NullAndEmpty.B1" style:family="table-cell">
      <style:table-cell-properties fo:padding="0.097cm" fo:border="0.05pt solid #000000"/>
    </style:style>
    <style:style style:name="NullAndEmpty.A2" style:family="table-cell">
      <style:table-cell-properties fo:padding="0.097cm" fo:border-left="0.05pt solid #000000" fo:border-right="none" fo:border-top="none" fo:border-bottom="0.05pt solid #000000"/>
    </style:style>
    <style:style style:name="NullAndEmpty.B2" style:family="table-cell">
      <style:table-cell-properties fo:padding="0.097cm" fo:border-left="0.05pt solid #000000" fo:border-right="0.05pt solid #000000" fo:border-top="none" fo:border-bottom="0.05pt solid #000000"/>
    </style:style>
    <style:style style:name="URLs" style:family="table">
      <style:table-properties style:width="18cm" table:align="margins"/>
    </style:style>
    <style:style style:name="URLs.A" style:family="table-column">
      <style:table-column-properties style:column-width="10.384cm" style:rel-column-width="37805*"/>
    </style:style>
    <style:style style:name="URLs.B" style:family="table-column">
      <style:table-column-properties style:column-width="7.616cm" style:rel-column-width="27730*"/>
    </style:style>
    <style:style style:name="URLs.A1" style:family="table-cell">
      <style:table-cell-properties fo:padding="0.097cm" fo:border-left="0.05pt solid #000000" fo:border-right="none" fo:border-top="0.05pt solid #000000" fo:border-bottom="0.05pt solid #000000"/>
    </style:style>
    <style:style style:name="URLs.B1" style:family="table-cell">
      <style:table-cell-properties fo:padding="0.097cm" fo:border="0.05pt solid #000000"/>
    </style:style>
    <style:style style:name="URLs.A2" style:family="table-cell">
      <style:table-cell-properties fo:padding="0.097cm" fo:border-left="0.05pt solid #000000" fo:border-right="none" fo:border-top="none" fo:border-bottom="0.05pt solid #000000"/>
    </style:style>
    <style:style style:name="URLs.B2" style:family="table-cell">
      <style:table-cell-properties fo:padding="0.097cm" fo:border-left="0.05pt solid #000000" fo:border-right="0.05pt solid #000000" fo:border-top="none" fo:border-bottom="0.05pt solid #000000"/>
    </style:style>
    <style:style style:name="Таблица" style:family="table">
      <style:table-properties style:width="18cm" table:align="margins"/>
    </style:style>
    <style:style style:name="Таблица.A" style:family="table-column">
      <style:table-column-properties style:column-width="3.999cm" style:rel-column-width="14558*"/>
    </style:style>
    <style:style style:name="Таблица.B" style:family="table-column">
      <style:table-column-properties style:column-width="3cm" style:rel-column-width="10923*"/>
    </style:style>
    <style:style style:name="Таблица.C" style:family="table-column">
      <style:table-column-properties style:column-width="5.001cm" style:rel-column-width="18205*"/>
    </style:style>
    <style:style style:name="Таблица.D" style:family="table-column">
      <style:table-column-properties style:column-width="6.001cm" style:rel-column-width="21849*"/>
    </style:style>
    <style:style style:name="Таблица.A1" style:family="table-cell">
      <style:table-cell-properties fo:padding="0.097cm" fo:border-left="0.05pt solid #000000" fo:border-right="none" fo:border-top="0.05pt solid #000000" fo:border-bottom="0.05pt solid #000000"/>
    </style:style>
    <style:style style:name="Таблица.D1" style:family="table-cell">
      <style:table-cell-properties fo:padding="0.097cm" fo:border="0.05pt solid #000000"/>
    </style:style>
    <style:style style:name="Таблица.A2" style:family="table-cell">
      <style:table-cell-properties fo:padding="0.097cm" fo:border-left="0.05pt solid #000000" fo:border-right="none" fo:border-top="none" fo:border-bottom="0.05pt solid #000000"/>
    </style:style>
    <style:style style:name="Таблица.D2" style:family="table-cell">
      <style:table-cell-properties fo:padding="0.097cm" fo:border-left="0.05pt solid #000000" fo:border-right="0.05pt solid #000000" fo:border-top="none" fo:border-bottom="0.05pt solid #000000"/>
    </style:style>
    <style:style style:name="Таблица1" style:family="table">
      <style:table-properties style:width="18cm" table:align="margins"/>
    </style:style>
    <style:style style:name="Таблица1.A" style:family="table-column">
      <style:table-column-properties style:column-width="3.999cm" style:rel-column-width="14558*"/>
    </style:style>
    <style:style style:name="Таблица1.B" style:family="table-column">
      <style:table-column-properties style:column-width="3cm" style:rel-column-width="10923*"/>
    </style:style>
    <style:style style:name="Таблица1.C" style:family="table-column">
      <style:table-column-properties style:column-width="5.001cm" style:rel-column-width="18205*"/>
    </style:style>
    <style:style style:name="Таблица1.D" style:family="table-column">
      <style:table-column-properties style:column-width="6.001cm" style:rel-column-width="21849*"/>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0.05pt solid #000000" fo:border-top="none" fo:border-bottom="0.05pt solid #000000"/>
    </style:style>
    <style:style style:name="Таблица2" style:family="table">
      <style:table-properties style:width="18cm" table:align="margins"/>
    </style:style>
    <style:style style:name="Таблица2.A" style:family="table-column">
      <style:table-column-properties style:column-width="3.999cm" style:rel-column-width="2267*"/>
    </style:style>
    <style:style style:name="Таблица2.B" style:family="table-column">
      <style:table-column-properties style:column-width="3cm" style:rel-column-width="1701*"/>
    </style:style>
    <style:style style:name="Таблица2.C" style:family="table-column">
      <style:table-column-properties style:column-width="5.001cm" style:rel-column-width="2835*"/>
    </style:style>
    <style:style style:name="Таблица2.D" style:family="table-column">
      <style:table-column-properties style:column-width="6.001cm" style:rel-column-width="3402*"/>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D2" style:family="table-cell">
      <style:table-cell-properties fo:padding="0.097cm" fo:border-left="0.05pt solid #000000" fo:border-right="0.05pt solid #000000" fo:border-top="none" fo:border-bottom="0.05pt solid #000000"/>
    </style:style>
    <style:style style:name="Таблица3" style:family="table">
      <style:table-properties style:width="18cm" table:align="margins"/>
    </style:style>
    <style:style style:name="Таблица3.A" style:family="table-column">
      <style:table-column-properties style:column-width="3.999cm" style:rel-column-width="14558*"/>
    </style:style>
    <style:style style:name="Таблица3.B" style:family="table-column">
      <style:table-column-properties style:column-width="3cm" style:rel-column-width="10923*"/>
    </style:style>
    <style:style style:name="Таблица3.C" style:family="table-column">
      <style:table-column-properties style:column-width="5.001cm" style:rel-column-width="18205*"/>
    </style:style>
    <style:style style:name="Таблица3.D" style:family="table-column">
      <style:table-column-properties style:column-width="6.001cm" style:rel-column-width="21849*"/>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D2" style:family="table-cell">
      <style:table-cell-properties fo:padding="0.097cm" fo:border-left="0.05pt solid #000000" fo:border-right="0.05pt solid #000000" fo:border-top="none" fo:border-bottom="0.05pt solid #000000"/>
    </style:style>
    <style:style style:name="Таблица4" style:family="table">
      <style:table-properties style:width="18cm" table:align="margins"/>
    </style:style>
    <style:style style:name="Таблица4.A" style:family="table-column">
      <style:table-column-properties style:column-width="4.001cm" style:rel-column-width="14564*"/>
    </style:style>
    <style:style style:name="Таблица4.B" style:family="table-column">
      <style:table-column-properties style:column-width="3cm" style:rel-column-width="10923*"/>
    </style:style>
    <style:style style:name="Таблица4.C" style:family="table-column">
      <style:table-column-properties style:column-width="5.001cm" style:rel-column-width="18205*"/>
    </style:style>
    <style:style style:name="Таблица4.D" style:family="table-column">
      <style:table-column-properties style:column-width="5.999cm" style:rel-column-width="21843*"/>
    </style:style>
    <style:style style:name="Таблица4.A1" style:family="table-cell">
      <style:table-cell-properties fo:padding="0.097cm" fo:border-left="0.05pt solid #000000" fo:border-right="none" fo:border-top="0.05pt solid #000000" fo:border-bottom="0.05pt solid #000000"/>
    </style:style>
    <style:style style:name="Таблица4.D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D2" style:family="table-cell">
      <style:table-cell-properties fo:padding="0.097cm" fo:border-left="0.05pt solid #000000" fo:border-right="0.05pt solid #000000" fo:border-top="none" fo:border-bottom="0.05pt solid #000000"/>
    </style:style>
    <style:style style:name="LogTables" style:family="table">
      <style:table-properties style:width="18cm" table:align="margins"/>
    </style:style>
    <style:style style:name="LogTables.A" style:family="table-column">
      <style:table-column-properties style:column-width="4.001cm" style:rel-column-width="14564*"/>
    </style:style>
    <style:style style:name="LogTables.B" style:family="table-column">
      <style:table-column-properties style:column-width="14cm" style:rel-column-width="50971*"/>
    </style:style>
    <style:style style:name="LogTables.A1" style:family="table-cell">
      <style:table-cell-properties fo:padding="0.097cm" fo:border-left="0.05pt solid #000000" fo:border-right="none" fo:border-top="0.05pt solid #000000" fo:border-bottom="0.05pt solid #000000"/>
    </style:style>
    <style:style style:name="LogTables.B1" style:family="table-cell">
      <style:table-cell-properties fo:padding="0.097cm" fo:border="0.05pt solid #000000"/>
    </style:style>
    <style:style style:name="LogTables.A2" style:family="table-cell">
      <style:table-cell-properties fo:padding="0.097cm" fo:border-left="0.05pt solid #000000" fo:border-right="none" fo:border-top="none" fo:border-bottom="0.05pt solid #000000"/>
    </style:style>
    <style:style style:name="LogTables.B2" style:family="table-cell">
      <style:table-cell-properties fo:padding="0.097cm" fo:border-left="0.05pt solid #000000" fo:border-right="0.05pt solid #000000" fo:border-top="none" fo:border-bottom="0.05pt solid #000000"/>
    </style:style>
    <style:style style:name="Таблица5" style:family="table">
      <style:table-properties style:width="18cm" table:align="margins"/>
    </style:style>
    <style:style style:name="Таблица5.A" style:family="table-column">
      <style:table-column-properties style:column-width="3.999cm" style:rel-column-width="14558*"/>
    </style:style>
    <style:style style:name="Таблица5.B" style:family="table-column">
      <style:table-column-properties style:column-width="3cm" style:rel-column-width="10923*"/>
    </style:style>
    <style:style style:name="Таблица5.C" style:family="table-column">
      <style:table-column-properties style:column-width="5.001cm" style:rel-column-width="18205*"/>
    </style:style>
    <style:style style:name="Таблица5.D" style:family="table-column">
      <style:table-column-properties style:column-width="6.001cm" style:rel-column-width="21849*"/>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D2" style:family="table-cell">
      <style:table-cell-properties fo:padding="0.097cm" fo:border-left="0.05pt solid #000000" fo:border-right="0.05pt solid #000000" fo:border-top="none" fo:border-bottom="0.05pt solid #000000"/>
    </style:style>
    <style:style style:name="EventType" style:family="table">
      <style:table-properties style:width="18cm" table:align="margins"/>
    </style:style>
    <style:style style:name="EventType.A" style:family="table-column">
      <style:table-column-properties style:column-width="6.001cm" style:rel-column-width="21847*"/>
    </style:style>
    <style:style style:name="EventType.B" style:family="table-column">
      <style:table-column-properties style:column-width="12cm" style:rel-column-width="43688*"/>
    </style:style>
    <style:style style:name="EventType.A1" style:family="table-cell">
      <style:table-cell-properties fo:padding="0.097cm" fo:border-left="0.05pt solid #000000" fo:border-right="none" fo:border-top="0.05pt solid #000000" fo:border-bottom="0.05pt solid #000000"/>
    </style:style>
    <style:style style:name="EventType.B1" style:family="table-cell">
      <style:table-cell-properties fo:padding="0.097cm" fo:border="0.05pt solid #000000"/>
    </style:style>
    <style:style style:name="EventType.A2" style:family="table-cell">
      <style:table-cell-properties fo:padding="0.097cm" fo:border-left="0.05pt solid #000000" fo:border-right="none" fo:border-top="none" fo:border-bottom="0.05pt solid #000000"/>
    </style:style>
    <style:style style:name="EventType.B2" style:family="table-cell">
      <style:table-cell-properties fo:padding="0.097cm" fo:border-left="0.05pt solid #000000" fo:border-right="0.05pt solid #000000" fo:border-top="none" fo:border-bottom="0.05pt solid #000000"/>
    </style:style>
    <style:style style:name="P1" style:family="paragraph" style:parent-style-name="Header" style:master-page-name="">
      <style:paragraph-properties style:page-number="auto">
        <style:tab-stops/>
      </style:paragraph-properties>
      <style:text-properties officeooo:rsid="000c89d6" officeooo:paragraph-rsid="012af2f7"/>
    </style:style>
    <style:style style:name="P2" style:family="paragraph" style:parent-style-name="Footer">
      <style:paragraph-properties fo:text-align="end" style:justify-single-word="false"/>
      <style:text-properties officeooo:rsid="001b04b2" officeooo:paragraph-rsid="001b04b2"/>
    </style:style>
    <style:style style:name="P3" style:family="paragraph" style:parent-style-name="Text_20_body">
      <style:text-properties officeooo:rsid="00234997" officeooo:paragraph-rsid="00234997"/>
    </style:style>
    <style:style style:name="P4" style:family="paragraph" style:parent-style-name="Text_20_body">
      <style:text-properties officeooo:rsid="004e63c3" officeooo:paragraph-rsid="004e63c3"/>
    </style:style>
    <style:style style:name="P5" style:family="paragraph" style:parent-style-name="Text_20_body">
      <style:text-properties officeooo:rsid="01023a23" officeooo:paragraph-rsid="01023a23"/>
    </style:style>
    <style:style style:name="P6" style:family="paragraph" style:parent-style-name="Text_20_body">
      <style:text-properties officeooo:rsid="0102fe82" officeooo:paragraph-rsid="0102fe82"/>
    </style:style>
    <style:style style:name="P7" style:family="paragraph" style:parent-style-name="Text_20_body">
      <style:text-properties officeooo:rsid="0105bbfe" officeooo:paragraph-rsid="0105bbfe"/>
    </style:style>
    <style:style style:name="P8" style:family="paragraph" style:parent-style-name="Text_20_body">
      <style:text-properties officeooo:rsid="010b557a" officeooo:paragraph-rsid="010b557a"/>
    </style:style>
    <style:style style:name="P9" style:family="paragraph" style:parent-style-name="Text_20_body">
      <style:text-properties officeooo:rsid="010c67a2" officeooo:paragraph-rsid="010c67a2"/>
    </style:style>
    <style:style style:name="P10" style:family="paragraph" style:parent-style-name="Text_20_body">
      <style:text-properties officeooo:rsid="0111b383" officeooo:paragraph-rsid="0111b383"/>
    </style:style>
    <style:style style:name="P11" style:family="paragraph" style:parent-style-name="Text_20_body">
      <style:text-properties officeooo:rsid="0113b497" officeooo:paragraph-rsid="0113b497"/>
    </style:style>
    <style:style style:name="P12" style:family="paragraph" style:parent-style-name="Text_20_body">
      <style:text-properties officeooo:rsid="0027ae62" officeooo:paragraph-rsid="0027ae62"/>
    </style:style>
    <style:style style:name="P13" style:family="paragraph" style:parent-style-name="Text_20_body">
      <style:text-properties officeooo:rsid="0116da5c" officeooo:paragraph-rsid="0119cafc"/>
    </style:style>
    <style:style style:name="P14" style:family="paragraph" style:parent-style-name="Text_20_body">
      <style:text-properties officeooo:rsid="0118d7d4" officeooo:paragraph-rsid="0118d7d4"/>
    </style:style>
    <style:style style:name="P15" style:family="paragraph" style:parent-style-name="Text_20_body">
      <style:text-properties officeooo:rsid="011fc7a7" officeooo:paragraph-rsid="011fc7a7"/>
    </style:style>
    <style:style style:name="P16" style:family="paragraph" style:parent-style-name="Text_20_body">
      <style:text-properties officeooo:rsid="005947cb" officeooo:paragraph-rsid="011fc7a7"/>
    </style:style>
    <style:style style:name="P17" style:family="paragraph" style:parent-style-name="Text_20_body">
      <style:text-properties officeooo:rsid="01213d04" officeooo:paragraph-rsid="01213d04"/>
    </style:style>
    <style:style style:name="P18" style:family="paragraph" style:parent-style-name="Text_20_body">
      <style:text-properties officeooo:rsid="01242f17" officeooo:paragraph-rsid="01242f17"/>
    </style:style>
    <style:style style:name="P19" style:family="paragraph" style:parent-style-name="Standard">
      <style:text-properties officeooo:rsid="000d69f3" officeooo:paragraph-rsid="000d69f3"/>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justify" style:justify-single-word="false"/>
      <style:text-properties officeooo:paragraph-rsid="0116da5c"/>
    </style:style>
    <style:style style:name="P22" style:family="paragraph" style:parent-style-name="Table_20_Contents">
      <style:paragraph-properties fo:text-align="justify" style:justify-single-word="false"/>
      <style:text-properties officeooo:rsid="01023a23" officeooo:paragraph-rsid="01023a23"/>
    </style:style>
    <style:style style:name="P23" style:family="paragraph" style:parent-style-name="Table_20_Contents">
      <style:paragraph-properties fo:text-align="justify" style:justify-single-word="false"/>
      <style:text-properties officeooo:rsid="01023a23" officeooo:paragraph-rsid="0116da5c"/>
    </style:style>
    <style:style style:name="P24" style:family="paragraph" style:parent-style-name="Table_20_Contents">
      <style:paragraph-properties fo:text-align="justify" style:justify-single-word="false"/>
      <style:text-properties officeooo:rsid="0102fe82" officeooo:paragraph-rsid="0102fe82"/>
    </style:style>
    <style:style style:name="P25" style:family="paragraph" style:parent-style-name="Table_20_Contents">
      <style:paragraph-properties fo:text-align="justify" style:justify-single-word="false"/>
      <style:text-properties officeooo:rsid="0102fe82" officeooo:paragraph-rsid="0107fc3e"/>
    </style:style>
    <style:style style:name="P26" style:family="paragraph" style:parent-style-name="Table_20_Contents">
      <style:paragraph-properties fo:text-align="justify" style:justify-single-word="false"/>
      <style:text-properties officeooo:rsid="0102fe82" officeooo:paragraph-rsid="010a2237"/>
    </style:style>
    <style:style style:name="P27" style:family="paragraph" style:parent-style-name="Table_20_Contents">
      <style:paragraph-properties fo:text-align="justify" style:justify-single-word="false"/>
      <style:text-properties officeooo:rsid="0102fe82" officeooo:paragraph-rsid="0118d7d4"/>
    </style:style>
    <style:style style:name="P28" style:family="paragraph" style:parent-style-name="Table_20_Contents">
      <style:paragraph-properties fo:text-align="justify" style:justify-single-word="false"/>
      <style:text-properties officeooo:rsid="0102fe82" officeooo:paragraph-rsid="011ba118"/>
    </style:style>
    <style:style style:name="P29" style:family="paragraph" style:parent-style-name="Table_20_Contents">
      <style:paragraph-properties fo:text-align="center" style:justify-single-word="false"/>
      <style:text-properties officeooo:rsid="0102fe82" officeooo:paragraph-rsid="0102fe82"/>
    </style:style>
    <style:style style:name="P30" style:family="paragraph" style:parent-style-name="Table_20_Contents">
      <style:paragraph-properties fo:text-align="center" style:justify-single-word="false"/>
      <style:text-properties officeooo:rsid="0102fe82" officeooo:paragraph-rsid="010bb988"/>
    </style:style>
    <style:style style:name="P31" style:family="paragraph" style:parent-style-name="Table_20_Contents">
      <style:paragraph-properties fo:text-align="center" style:justify-single-word="false"/>
      <style:text-properties officeooo:rsid="0102fe82" officeooo:paragraph-rsid="010b557a"/>
    </style:style>
    <style:style style:name="P32" style:family="paragraph" style:parent-style-name="Table_20_Contents">
      <style:paragraph-properties fo:text-align="justify" style:justify-single-word="false"/>
      <style:text-properties officeooo:rsid="0107fc3e" officeooo:paragraph-rsid="0107fc3e"/>
    </style:style>
    <style:style style:name="P33" style:family="paragraph" style:parent-style-name="Table_20_Contents">
      <style:paragraph-properties fo:text-align="justify" style:justify-single-word="false"/>
      <style:text-properties officeooo:rsid="0107fc3e" officeooo:paragraph-rsid="010b557a"/>
    </style:style>
    <style:style style:name="P34" style:family="paragraph" style:parent-style-name="Table_20_Contents">
      <style:paragraph-properties fo:text-align="center" style:justify-single-word="false"/>
      <style:text-properties officeooo:rsid="0107fc3e" officeooo:paragraph-rsid="010b557a"/>
    </style:style>
    <style:style style:name="P35" style:family="paragraph" style:parent-style-name="Table_20_Contents">
      <style:paragraph-properties fo:text-align="center" style:justify-single-word="false"/>
      <style:text-properties officeooo:rsid="0107fc3e" officeooo:paragraph-rsid="0118d7d4"/>
    </style:style>
    <style:style style:name="P36" style:family="paragraph" style:parent-style-name="Table_20_Contents">
      <style:paragraph-properties fo:text-align="center" style:justify-single-word="false"/>
      <style:text-properties officeooo:rsid="0107fc3e" officeooo:paragraph-rsid="011ba118"/>
    </style:style>
    <style:style style:name="P37" style:family="paragraph" style:parent-style-name="Table_20_Contents">
      <style:paragraph-properties fo:text-align="justify" style:justify-single-word="false"/>
      <style:text-properties officeooo:rsid="010a2237" officeooo:paragraph-rsid="010a2237"/>
    </style:style>
    <style:style style:name="P38" style:family="paragraph" style:parent-style-name="Table_20_Contents">
      <style:paragraph-properties fo:text-align="justify" style:justify-single-word="false"/>
      <style:text-properties officeooo:rsid="010a2237" officeooo:paragraph-rsid="010b557a"/>
    </style:style>
    <style:style style:name="P39" style:family="paragraph" style:parent-style-name="Table_20_Contents">
      <style:paragraph-properties fo:text-align="justify" style:justify-single-word="false"/>
      <style:text-properties officeooo:rsid="010b557a" officeooo:paragraph-rsid="010b557a"/>
    </style:style>
    <style:style style:name="P40" style:family="paragraph" style:parent-style-name="Table_20_Contents">
      <style:paragraph-properties fo:text-align="justify" style:justify-single-word="false"/>
      <style:text-properties officeooo:rsid="010bb988" officeooo:paragraph-rsid="010bb988"/>
    </style:style>
    <style:style style:name="P41" style:family="paragraph" style:parent-style-name="Table_20_Contents">
      <style:paragraph-properties fo:text-align="justify" style:justify-single-word="false"/>
      <style:text-properties officeooo:rsid="010bb988" officeooo:paragraph-rsid="0102fe82"/>
    </style:style>
    <style:style style:name="P42" style:family="paragraph" style:parent-style-name="Table_20_Contents">
      <style:paragraph-properties fo:text-align="justify" style:justify-single-word="false"/>
      <style:text-properties officeooo:rsid="010bb988" officeooo:paragraph-rsid="010b557a"/>
    </style:style>
    <style:style style:name="P43" style:family="paragraph" style:parent-style-name="Table_20_Contents">
      <style:paragraph-properties fo:text-align="center" style:justify-single-word="false"/>
      <style:text-properties officeooo:rsid="010bb988" officeooo:paragraph-rsid="010bb988"/>
    </style:style>
    <style:style style:name="P44" style:family="paragraph" style:parent-style-name="Table_20_Contents">
      <style:paragraph-properties fo:text-align="justify" style:justify-single-word="false"/>
      <style:text-properties officeooo:rsid="010c67a2" officeooo:paragraph-rsid="010c67a2"/>
    </style:style>
    <style:style style:name="P45" style:family="paragraph" style:parent-style-name="Table_20_Contents">
      <style:paragraph-properties fo:text-align="center" style:justify-single-word="false"/>
      <style:text-properties officeooo:rsid="010c67a2" officeooo:paragraph-rsid="010c67a2"/>
    </style:style>
    <style:style style:name="P46" style:family="paragraph" style:parent-style-name="Table_20_Contents">
      <style:paragraph-properties fo:text-align="justify" style:justify-single-word="false"/>
      <style:text-properties officeooo:rsid="010f1ab8" officeooo:paragraph-rsid="010f1ab8"/>
    </style:style>
    <style:style style:name="P47" style:family="paragraph" style:parent-style-name="Table_20_Contents">
      <style:paragraph-properties fo:text-align="center" style:justify-single-word="false"/>
      <style:text-properties officeooo:rsid="010f1ab8" officeooo:paragraph-rsid="010f1ab8"/>
    </style:style>
    <style:style style:name="P48" style:family="paragraph" style:parent-style-name="Table_20_Contents">
      <style:paragraph-properties fo:text-align="justify" style:justify-single-word="false"/>
      <style:text-properties officeooo:rsid="0111b383" officeooo:paragraph-rsid="0111b383"/>
    </style:style>
    <style:style style:name="P49" style:family="paragraph" style:parent-style-name="Table_20_Contents">
      <style:paragraph-properties fo:text-align="justify" style:justify-single-word="false"/>
      <style:text-properties officeooo:rsid="0118d7d4" officeooo:paragraph-rsid="0118d7d4"/>
    </style:style>
    <style:style style:name="P50" style:family="paragraph" style:parent-style-name="Table_20_Contents">
      <style:paragraph-properties fo:text-align="justify" style:justify-single-word="false"/>
      <style:text-properties officeooo:rsid="0118d7d4" officeooo:paragraph-rsid="011ba118"/>
    </style:style>
    <style:style style:name="P51" style:family="paragraph" style:parent-style-name="Table_20_Contents">
      <style:paragraph-properties fo:text-align="center" style:justify-single-word="false"/>
      <style:text-properties officeooo:rsid="0122fb11" officeooo:paragraph-rsid="01242f17"/>
    </style:style>
    <style:style style:name="P52" style:family="paragraph" style:parent-style-name="Table_20_Contents">
      <style:paragraph-properties fo:text-align="center" style:justify-single-word="false"/>
      <style:text-properties officeooo:rsid="0122fb11" officeooo:paragraph-rsid="012d54c3"/>
    </style:style>
    <style:style style:name="P53" style:family="paragraph" style:parent-style-name="Table_20_Contents">
      <style:paragraph-properties fo:text-align="center" style:justify-single-word="false"/>
      <style:text-properties officeooo:rsid="0122fb11" officeooo:paragraph-rsid="012d89b4"/>
    </style:style>
    <style:style style:name="P54" style:family="paragraph" style:parent-style-name="Table_20_Contents">
      <style:paragraph-properties fo:text-align="center" style:justify-single-word="false"/>
      <style:text-properties officeooo:rsid="01242f17" officeooo:paragraph-rsid="01242f17"/>
    </style:style>
    <style:style style:name="P55" style:family="paragraph" style:parent-style-name="Table_20_Contents">
      <style:paragraph-properties fo:text-align="center" style:justify-single-word="false"/>
      <style:text-properties officeooo:rsid="01242f17" officeooo:paragraph-rsid="0124f9da"/>
    </style:style>
    <style:style style:name="P56" style:family="paragraph" style:parent-style-name="Table_20_Contents">
      <style:paragraph-properties fo:text-align="center" style:justify-single-word="false"/>
      <style:text-properties officeooo:rsid="01242f17" officeooo:paragraph-rsid="012f6912"/>
    </style:style>
    <style:style style:name="P57" style:family="paragraph" style:parent-style-name="Table_20_Contents">
      <style:text-properties officeooo:rsid="01242f17" officeooo:paragraph-rsid="01242f17"/>
    </style:style>
    <style:style style:name="P58" style:family="paragraph" style:parent-style-name="Table_20_Contents">
      <style:text-properties officeooo:rsid="0124f9da" officeooo:paragraph-rsid="0124f9da"/>
    </style:style>
    <style:style style:name="P59" style:family="paragraph" style:parent-style-name="Table_20_Contents">
      <style:paragraph-properties fo:text-align="center" style:justify-single-word="false"/>
      <style:text-properties officeooo:rsid="0124f9da" officeooo:paragraph-rsid="0124f9da"/>
    </style:style>
    <style:style style:name="P60" style:family="paragraph" style:parent-style-name="Table_20_Contents">
      <style:paragraph-properties fo:text-align="justify" style:justify-single-word="false"/>
      <style:text-properties officeooo:rsid="0124f9da" officeooo:paragraph-rsid="0124f9da"/>
    </style:style>
    <style:style style:name="P61" style:family="paragraph" style:parent-style-name="Table_20_Contents">
      <style:paragraph-properties fo:text-align="justify" style:justify-single-word="false"/>
      <style:text-properties officeooo:rsid="012692bb" officeooo:paragraph-rsid="012692bb"/>
    </style:style>
    <style:style style:name="P62" style:family="paragraph" style:parent-style-name="Table_20_Contents">
      <style:text-properties officeooo:rsid="012692bb" officeooo:paragraph-rsid="012692bb"/>
    </style:style>
    <style:style style:name="P63" style:family="paragraph" style:parent-style-name="Table_20_Contents">
      <style:paragraph-properties fo:text-align="center" style:justify-single-word="false"/>
      <style:text-properties officeooo:rsid="012692bb" officeooo:paragraph-rsid="012692bb"/>
    </style:style>
    <style:style style:name="P64" style:family="paragraph" style:parent-style-name="Table_20_Contents">
      <style:text-properties officeooo:rsid="01272a70" officeooo:paragraph-rsid="01272a70"/>
    </style:style>
    <style:style style:name="P65" style:family="paragraph" style:parent-style-name="Table_20_Contents">
      <style:paragraph-properties fo:text-align="justify" style:justify-single-word="false"/>
      <style:text-properties officeooo:rsid="01272a70" officeooo:paragraph-rsid="01272a70"/>
    </style:style>
    <style:style style:name="P66" style:family="paragraph" style:parent-style-name="Table_20_Contents">
      <style:text-properties officeooo:rsid="01291f17" officeooo:paragraph-rsid="01291f17"/>
    </style:style>
    <style:style style:name="P67" style:family="paragraph" style:parent-style-name="Table_20_Contents">
      <style:paragraph-properties fo:text-align="center" style:justify-single-word="false"/>
      <style:text-properties officeooo:rsid="01291f17" officeooo:paragraph-rsid="01291f17"/>
    </style:style>
    <style:style style:name="P68" style:family="paragraph" style:parent-style-name="Table_20_Contents">
      <style:paragraph-properties fo:text-align="justify" style:justify-single-word="false"/>
      <style:text-properties officeooo:rsid="012bcda4" officeooo:paragraph-rsid="012bcda4"/>
    </style:style>
    <style:style style:name="P69" style:family="paragraph" style:parent-style-name="Table_20_Contents">
      <style:text-properties officeooo:rsid="012bcda4" officeooo:paragraph-rsid="012bcda4"/>
    </style:style>
    <style:style style:name="P70" style:family="paragraph" style:parent-style-name="Table_20_Contents">
      <style:paragraph-properties fo:text-align="center" style:justify-single-word="false"/>
      <style:text-properties officeooo:rsid="012bcda4" officeooo:paragraph-rsid="012bcda4"/>
    </style:style>
    <style:style style:name="P71" style:family="paragraph" style:parent-style-name="Table_20_Contents">
      <style:text-properties officeooo:rsid="012f6912" officeooo:paragraph-rsid="012f6912"/>
    </style:style>
    <style:style style:name="P72" style:family="paragraph" style:parent-style-name="Table_20_Contents">
      <style:paragraph-properties fo:text-align="center" style:justify-single-word="false"/>
      <style:text-properties officeooo:rsid="012f6912" officeooo:paragraph-rsid="012f6912"/>
    </style:style>
    <style:style style:name="P73" style:family="paragraph" style:parent-style-name="Table_20_Contents">
      <style:paragraph-properties fo:text-align="center" style:justify-single-word="false"/>
      <style:text-properties officeooo:rsid="013031dd" officeooo:paragraph-rsid="013031dd"/>
    </style:style>
    <style:style style:name="P74" style:family="paragraph" style:parent-style-name="Table_20_Heading">
      <style:text-properties officeooo:rsid="01023a23" officeooo:paragraph-rsid="01023a23"/>
    </style:style>
    <style:style style:name="P75" style:family="paragraph" style:parent-style-name="Table_20_Heading">
      <style:text-properties officeooo:rsid="0102fe82" officeooo:paragraph-rsid="0102fe82"/>
    </style:style>
    <style:style style:name="P76" style:family="paragraph" style:parent-style-name="Table_20_Heading">
      <style:text-properties officeooo:rsid="0102fe82" officeooo:paragraph-rsid="0107fc3e"/>
    </style:style>
    <style:style style:name="P77" style:family="paragraph" style:parent-style-name="Table_20_Heading">
      <style:text-properties officeooo:rsid="0102fe82" officeooo:paragraph-rsid="010b557a"/>
    </style:style>
    <style:style style:name="P78" style:family="paragraph" style:parent-style-name="Table_20_Heading">
      <style:text-properties officeooo:rsid="0102fe82" officeooo:paragraph-rsid="0116da5c"/>
    </style:style>
    <style:style style:name="P79" style:family="paragraph" style:parent-style-name="Table_20_Heading">
      <style:text-properties officeooo:rsid="0102fe82" officeooo:paragraph-rsid="011ba118"/>
    </style:style>
    <style:style style:name="P80" style:family="paragraph" style:parent-style-name="Table_20_Heading">
      <style:paragraph-properties fo:text-align="center" style:justify-single-word="false"/>
      <style:text-properties officeooo:rsid="0102fe82" officeooo:paragraph-rsid="010b557a"/>
    </style:style>
    <style:style style:name="P81" style:family="paragraph" style:parent-style-name="Table_20_Heading">
      <style:paragraph-properties fo:text-align="center" style:justify-single-word="false"/>
      <style:text-properties officeooo:rsid="0102fe82" officeooo:paragraph-rsid="0102fe82"/>
    </style:style>
    <style:style style:name="P82" style:family="paragraph" style:parent-style-name="Table_20_Heading">
      <style:paragraph-properties fo:text-align="center" style:justify-single-word="false"/>
      <style:text-properties officeooo:rsid="011e9c36" officeooo:paragraph-rsid="0107fc3e"/>
    </style:style>
    <style:style style:name="P83" style:family="paragraph" style:parent-style-name="Table_20_Heading">
      <style:text-properties officeooo:rsid="011fc7a7" officeooo:paragraph-rsid="011fc7a7"/>
    </style:style>
    <style:style style:name="P84" style:family="paragraph" style:parent-style-name="Table_20_Heading">
      <style:paragraph-properties fo:text-align="center" style:justify-single-word="false"/>
      <style:text-properties officeooo:rsid="0121011a" officeooo:paragraph-rsid="0121011a"/>
    </style:style>
    <style:style style:name="P85" style:family="paragraph" style:parent-style-name="Table_20_Heading">
      <style:paragraph-properties fo:text-align="center" style:justify-single-word="false"/>
      <style:text-properties officeooo:rsid="0121011a" officeooo:paragraph-rsid="012d89b4"/>
    </style:style>
    <style:style style:name="P86" style:family="paragraph" style:parent-style-name="Table_20_Heading">
      <style:text-properties officeooo:rsid="0124f9da" officeooo:paragraph-rsid="0124f9da"/>
    </style:style>
    <style:style style:name="P87" style:family="paragraph" style:parent-style-name="Table_20_Heading">
      <style:text-properties officeooo:rsid="01272a70" officeooo:paragraph-rsid="01272a70"/>
    </style:style>
    <style:style style:name="P88" style:family="paragraph" style:parent-style-name="Table">
      <style:paragraph-properties fo:keep-with-next="always"/>
    </style:style>
    <style:style style:name="P89" style:family="paragraph" style:parent-style-name="Contents_20_2">
      <style:paragraph-properties>
        <style:tab-stops>
          <style:tab-stop style:position="18cm" style:type="right" style:leader-style="dotted" style:leader-text="."/>
        </style:tab-stops>
      </style:paragraph-properties>
    </style:style>
    <style:style style:name="P90" style:family="paragraph" style:parent-style-name="Contents_20_1">
      <style:paragraph-properties>
        <style:tab-stops>
          <style:tab-stop style:position="18cm" style:type="right" style:leader-style="dotted" style:leader-text="."/>
        </style:tab-stops>
      </style:paragraph-properties>
    </style:style>
    <style:style style:name="P91" style:family="paragraph" style:parent-style-name="Contents_20_3">
      <style:paragraph-properties>
        <style:tab-stops>
          <style:tab-stop style:position="18cm" style:type="right" style:leader-style="dotted" style:leader-text="."/>
        </style:tab-stops>
      </style:paragraph-properties>
    </style:style>
    <style:style style:name="P92" style:family="paragraph" style:parent-style-name="Text_20_body" style:list-style-name="L1">
      <style:text-properties officeooo:rsid="0102fe82" officeooo:paragraph-rsid="0102fe82"/>
    </style:style>
    <style:style style:name="P93" style:family="paragraph" style:parent-style-name="Text_20_body" style:list-style-name="L1">
      <style:text-properties officeooo:rsid="01042bd8" officeooo:paragraph-rsid="01042bd8"/>
    </style:style>
    <style:style style:name="P94" style:family="paragraph" style:parent-style-name="Text_20_body" style:list-style-name="">
      <style:paragraph-properties>
        <style:tab-stops/>
      </style:paragraph-properties>
    </style:style>
    <style:style style:name="P95" style:family="paragraph" style:parent-style-name="Text_20_body">
      <style:text-properties officeooo:rsid="0137672b" officeooo:paragraph-rsid="0137672b"/>
    </style:style>
    <style:style style:name="P96" style:family="paragraph" style:parent-style-name="Text_20_body">
      <style:text-properties officeooo:rsid="0116da5c" officeooo:paragraph-rsid="0116da5c"/>
    </style:style>
    <style:style style:name="P97" style:family="paragraph" style:parent-style-name="Text_20_body">
      <style:text-properties officeooo:rsid="01397c27" officeooo:paragraph-rsid="01397c27"/>
    </style:style>
    <style:style style:name="P98" style:family="paragraph" style:parent-style-name="Heading_20_1" style:list-style-name=""/>
    <style:style style:name="P99" style:family="paragraph" style:parent-style-name="Heading_20_1" style:list-style-name="Нумерация_20_в_20_заголовках">
      <style:paragraph-properties fo:break-before="page"/>
      <style:text-properties officeooo:rsid="00edc01d" officeooo:paragraph-rsid="00edc01d"/>
    </style:style>
    <style:style style:name="P100" style:family="paragraph" style:parent-style-name="Heading_20_1" style:list-style-name="Нумерация_20_в_20_заголовках">
      <style:paragraph-properties fo:break-before="page"/>
    </style:style>
    <style:style style:name="P101" style:family="paragraph" style:parent-style-name="Heading_20_1" style:list-style-name="Нумерация_20_в_20_заголовках">
      <style:paragraph-properties fo:break-before="page"/>
      <style:text-properties officeooo:rsid="0118d7d4" officeooo:paragraph-rsid="0119cafc"/>
    </style:style>
    <style:style style:name="P102" style:family="paragraph" style:parent-style-name="Heading_20_2" style:list-style-name="Нумерация_20_в_20_заголовках"/>
    <style:style style:name="P103" style:family="paragraph" style:parent-style-name="Heading_20_2" style:list-style-name="Нумерация_20_в_20_заголовках">
      <style:text-properties officeooo:paragraph-rsid="0137672b"/>
    </style:style>
    <style:style style:name="P104" style:family="paragraph" style:parent-style-name="Heading_20_2" style:list-style-name="Нумерация_20_в_20_заголовках">
      <style:text-properties style:font-name="Arial" fo:font-size="14pt" fo:font-style="normal" fo:font-weight="bold" officeooo:paragraph-rsid="00fa88b1" style:font-name-asian="Droid Sans Fallback" style:font-size-asian="14pt" style:font-style-asian="italic" style:font-weight-asian="bold" style:font-name-complex="Arial2" style:font-size-complex="14pt" style:font-style-complex="italic" style:font-weight-complex="bold"/>
    </style:style>
    <style:style style:name="P105" style:family="paragraph" style:parent-style-name="Heading_20_2" style:list-style-name="Нумерация_20_в_20_заголовках">
      <style:text-properties officeooo:rsid="011fc7a7" officeooo:paragraph-rsid="011fc7a7"/>
    </style:style>
    <style:style style:name="P106" style:family="paragraph" style:parent-style-name="Heading_20_2" style:list-style-name="Нумерация_20_в_20_заголовках">
      <style:paragraph-properties fo:break-before="page"/>
    </style:style>
    <style:style style:name="P107" style:family="paragraph" style:parent-style-name="Heading_20_3" style:list-style-name="Нумерация_20_в_20_заголовках"/>
    <style:style style:name="P108" style:family="paragraph" style:parent-style-name="Heading_20_3" style:list-style-name="Нумерация_20_в_20_заголовках">
      <style:text-properties officeooo:paragraph-rsid="0107fc3e"/>
    </style:style>
    <style:style style:name="P109" style:family="paragraph" style:parent-style-name="Heading_20_3" style:list-style-name="Нумерация_20_в_20_заголовках">
      <style:text-properties officeooo:rsid="01023a23" officeooo:paragraph-rsid="01023a23"/>
    </style:style>
    <style:style style:name="P110" style:family="paragraph" style:parent-style-name="Table_20_Contents">
      <style:paragraph-properties fo:text-align="justify" style:justify-single-word="false"/>
      <style:text-properties officeooo:rsid="0131e84d" officeooo:paragraph-rsid="0131e84d"/>
    </style:style>
    <style:style style:name="P111" style:family="paragraph" style:parent-style-name="Table_20_Contents">
      <style:paragraph-properties fo:text-align="center" style:justify-single-word="false"/>
      <style:text-properties officeooo:rsid="0107fc3e" officeooo:paragraph-rsid="0131e84d"/>
    </style:style>
    <style:style style:name="P112" style:family="paragraph" style:parent-style-name="Table_20_Contents">
      <style:paragraph-properties fo:text-align="center" style:justify-single-word="false"/>
      <style:text-properties officeooo:rsid="013334fc" officeooo:paragraph-rsid="013334fc"/>
    </style:style>
    <style:style style:name="P113" style:family="paragraph" style:parent-style-name="Table_20_Contents">
      <style:paragraph-properties fo:text-align="center" style:justify-single-word="false"/>
      <style:text-properties officeooo:rsid="013334fc" officeooo:paragraph-rsid="0139629b"/>
    </style:style>
    <style:style style:name="P114" style:family="paragraph" style:parent-style-name="Table_20_Contents">
      <style:paragraph-properties fo:text-align="center" style:justify-single-word="false"/>
      <style:text-properties officeooo:rsid="0134877c" officeooo:paragraph-rsid="0134877c"/>
    </style:style>
    <style:style style:name="P115" style:family="paragraph" style:parent-style-name="Table_20_Contents">
      <style:paragraph-properties fo:text-align="center" style:justify-single-word="false"/>
      <style:text-properties officeooo:rsid="01358e33" officeooo:paragraph-rsid="01358e33"/>
    </style:style>
    <style:style style:name="P116" style:family="paragraph" style:parent-style-name="Table_20_Contents">
      <style:paragraph-properties fo:text-align="center" style:justify-single-word="false"/>
      <style:text-properties officeooo:rsid="0122fb11" officeooo:paragraph-rsid="01358e33"/>
    </style:style>
    <style:style style:name="P117" style:family="paragraph" style:parent-style-name="Table_20_Contents">
      <style:paragraph-properties fo:text-align="center" style:justify-single-word="false"/>
      <style:text-properties officeooo:rsid="0122fb11" officeooo:paragraph-rsid="0137672b"/>
    </style:style>
    <style:style style:name="P118" style:family="paragraph" style:parent-style-name="Table_20_Contents">
      <style:paragraph-properties fo:text-align="start" style:justify-single-word="false"/>
      <style:text-properties officeooo:rsid="011e9c36" officeooo:paragraph-rsid="01358e33"/>
    </style:style>
    <style:style style:name="P119" style:family="paragraph" style:parent-style-name="Table_20_Contents">
      <style:paragraph-properties fo:text-align="center" style:justify-single-word="false"/>
      <style:text-properties officeooo:rsid="0137672b" officeooo:paragraph-rsid="0137672b"/>
    </style:style>
    <style:style style:name="P120" style:family="paragraph" style:parent-style-name="Table_20_Contents">
      <style:paragraph-properties fo:text-align="center" style:justify-single-word="false"/>
      <style:text-properties officeooo:rsid="0139629b" officeooo:paragraph-rsid="0139629b"/>
    </style:style>
    <style:style style:name="P121" style:family="paragraph" style:parent-style-name="Table_20_Contents">
      <style:paragraph-properties fo:text-align="justify" style:justify-single-word="false"/>
      <style:text-properties officeooo:rsid="012bcda4" officeooo:paragraph-rsid="012bcda4"/>
    </style:style>
    <style:style style:name="P122" style:family="paragraph" style:parent-style-name="Table_20_Contents">
      <style:paragraph-properties fo:text-align="justify" style:justify-single-word="false"/>
      <style:text-properties officeooo:rsid="012bcda4" officeooo:paragraph-rsid="01397c27"/>
    </style:style>
    <style:style style:name="P123" style:family="paragraph" style:parent-style-name="Table_20_Contents">
      <style:paragraph-properties fo:text-align="justify" style:justify-single-word="false"/>
      <style:text-properties officeooo:rsid="01272a70" officeooo:paragraph-rsid="01272a70"/>
    </style:style>
    <style:style style:name="P124" style:family="paragraph" style:parent-style-name="Table_20_Contents">
      <style:paragraph-properties fo:text-align="justify" style:justify-single-word="false"/>
      <style:text-properties officeooo:rsid="01272a70" officeooo:paragraph-rsid="013a0296"/>
    </style:style>
    <style:style style:name="P125" style:family="paragraph" style:parent-style-name="Table_20_Heading">
      <style:paragraph-properties fo:text-align="center" style:justify-single-word="false"/>
      <style:text-properties officeooo:rsid="011e9c36" officeooo:paragraph-rsid="0131e84d"/>
    </style:style>
    <style:style style:name="T1" style:family="text">
      <style:text-properties officeooo:rsid="001ae6f8"/>
    </style:style>
    <style:style style:name="T2" style:family="text">
      <style:text-properties officeooo:rsid="000e883a"/>
    </style:style>
    <style:style style:name="T3" style:family="text">
      <style:text-properties officeooo:rsid="004276ef"/>
    </style:style>
    <style:style style:name="T4" style:family="text">
      <style:text-properties officeooo:rsid="0052dddc"/>
    </style:style>
    <style:style style:name="T5" style:family="text">
      <style:text-properties officeooo:rsid="0056ed24"/>
    </style:style>
    <style:style style:name="T6" style:family="text">
      <style:text-properties officeooo:rsid="01023a23"/>
    </style:style>
    <style:style style:name="T7" style:family="text">
      <style:text-properties officeooo:rsid="0102fe82"/>
    </style:style>
    <style:style style:name="T8" style:family="text">
      <style:text-properties officeooo:rsid="0105bbfe"/>
    </style:style>
    <style:style style:name="T9" style:family="text">
      <style:text-properties officeooo:rsid="0107e524"/>
    </style:style>
    <style:style style:name="T10" style:family="text">
      <style:text-properties officeooo:rsid="010a2237"/>
    </style:style>
    <style:style style:name="T11" style:family="text">
      <style:text-properties officeooo:rsid="010bb988"/>
    </style:style>
    <style:style style:name="T12" style:family="text">
      <style:text-properties officeooo:rsid="010c67a2"/>
    </style:style>
    <style:style style:name="T13" style:family="text">
      <style:text-properties officeooo:rsid="0111b383"/>
    </style:style>
    <style:style style:name="T14" style:family="text">
      <style:text-properties officeooo:rsid="0111b4f6"/>
    </style:style>
    <style:style style:name="T15" style:family="text">
      <style:text-properties officeooo:rsid="0116da5c"/>
    </style:style>
    <style:style style:name="T16" style:family="text">
      <style:text-properties officeooo:rsid="0118d7d4"/>
    </style:style>
    <style:style style:name="T17" style:family="text">
      <style:text-properties officeooo:rsid="011df744"/>
    </style:style>
    <style:style style:name="T18" style:family="text">
      <style:text-properties officeooo:rsid="012046aa"/>
    </style:style>
    <style:style style:name="T19" style:family="text">
      <style:text-properties officeooo:rsid="01213d04"/>
    </style:style>
    <style:style style:name="T20" style:family="text">
      <style:text-properties officeooo:rsid="0122fb11"/>
    </style:style>
    <style:style style:name="T21" style:family="text">
      <style:text-properties officeooo:rsid="01242f17"/>
    </style:style>
    <style:style style:name="T22" style:family="text">
      <style:text-properties officeooo:rsid="012692bb"/>
    </style:style>
    <style:style style:name="T23" style:family="text">
      <style:text-properties officeooo:rsid="01272a70"/>
    </style:style>
    <style:style style:name="T24" style:family="text">
      <style:text-properties officeooo:rsid="012a78bf"/>
    </style:style>
    <style:style style:name="T25" style:family="text">
      <style:text-properties officeooo:rsid="012bcda4"/>
    </style:style>
    <style:style style:name="T26" style:family="text">
      <style:text-properties officeooo:rsid="0134ebec"/>
    </style:style>
    <style:style style:name="T27" style:family="text">
      <style:text-properties officeooo:rsid="0137672b"/>
    </style:style>
    <style:style style:name="T28" style:family="text">
      <style:text-properties officeooo:rsid="0139629b"/>
    </style:style>
    <style:style style:name="T29" style:family="text">
      <style:text-properties officeooo:rsid="01397c27"/>
    </style:style>
    <style:style style:name="T30" style:family="text">
      <style:text-properties officeooo:rsid="013a0296"/>
    </style:style>
    <style:style style:name="Sect1" style:family="section">
      <style:section-properties fo:background-color="transparent" text:dont-balance-text-columns="false" style:editable="false">
        <style:columns fo:column-count="2">
          <style:column style:rel-width="6236*" fo:start-indent="0cm" fo:end-indent="0cm"/>
          <style:column style:rel-width="3969*" fo:start-indent="0cm" fo:end-indent="0cm"/>
        </style:columns>
        <style:background-image/>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0" text:separation-character="." text:name="Table"/>
        <text:sequence-decl text:display-outline-level="0" text:name="Text"/>
        <text:sequence-decl text:display-outline-level="10" text:separation-character="." text:name="Drawing"/>
      </text:sequence-decls>
      <text:table-of-content text:style-name="Sect2" text:protected="true" text:name="Оглавление1">
        <text:table-of-content-source text:outline-level="10" text:use-index-marks="false" text:relative-tab-stop-position="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Оглавление1_Head">
            <text:p text:style-name="Contents_20_Heading">Содержание</text:p>
          </text:index-title>
          <text:p text:style-name="P90"><text:a xlink:type="simple" xlink:href="#__RefHeading__61_1928543781" text:style-name="Index_20_Link" text:visited-style-name="Index_20_Link">1 Соглашения<text:tab/>2</text:a></text:p>
          <text:p text:style-name="P89"><text:a xlink:type="simple" xlink:href="#__RefHeading__1069_1792211939" text:style-name="Index_20_Link" text:visited-style-name="Index_20_Link">1.1 Единицы измерения<text:tab/>2</text:a></text:p>
          <text:p text:style-name="P89"><text:a xlink:type="simple" xlink:href="#__RefHeading__1000_97094416" text:style-name="Index_20_Link" text:visited-style-name="Index_20_Link">1.2 Null and Empty strings<text:tab/>2</text:a></text:p>
          <text:p text:style-name="P90"><text:a xlink:type="simple" xlink:href="#__RefHeading__1071_1792211939" text:style-name="Index_20_Link" text:visited-style-name="Index_20_Link">2 Компоненты системы<text:tab/>3</text:a></text:p>
          <text:p text:style-name="P89"><text:a xlink:type="simple" xlink:href="#__RefHeading__63_1928543781" text:style-name="Index_20_Link" text:visited-style-name="Index_20_Link">2.1 Административный интерфейс<text:tab/>3</text:a></text:p>
          <text:p text:style-name="P91"><text:a xlink:type="simple" xlink:href="#__RefHeading__1520_1511760418" text:style-name="Index_20_Link" text:visited-style-name="Index_20_Link">2.1.1 Суперпользователь (Superuser)<text:tab/>3</text:a></text:p>
          <text:p text:style-name="P91"><text:a xlink:type="simple" xlink:href="#__RefHeading__1522_1511760418" text:style-name="Index_20_Link" text:visited-style-name="Index_20_Link">2.1.2 Управление организациями (Organizations)<text:tab/>3</text:a></text:p>
          <text:p text:style-name="P91"><text:a xlink:type="simple" xlink:href="#__RefHeading__65_1928543781" text:style-name="Index_20_Link" text:visited-style-name="Index_20_Link">2.1.3 Управление пользователями (Users)<text:tab/>4</text:a></text:p>
          <text:p text:style-name="P91"><text:a xlink:type="simple" xlink:href="#__RefHeading__1524_1511760418" text:style-name="Index_20_Link" text:visited-style-name="Index_20_Link">2.1.4 Управление правами и ролями (Permissions and Roles)<text:tab/>4</text:a></text:p>
          <text:p text:style-name="P91"><text:a xlink:type="simple" xlink:href="#__RefHeading__1002_97094416" text:style-name="Index_20_Link" text:visited-style-name="Index_20_Link">2.1.5 Логи (Logs)<text:tab/>5</text:a></text:p>
          <text:p text:style-name="P89"><text:a xlink:type="simple" xlink:href="#__RefHeading__1004_97094416" text:style-name="Index_20_Link" text:visited-style-name="Index_20_Link">2.2 Пользовательский интерфейс<text:tab/>7</text:a></text:p>
          <text:p text:style-name="P90"><text:a xlink:type="simple" xlink:href="#__RefHeading__116_1625461075" text:style-name="Index_20_Link" text:visited-style-name="Index_20_Link">3 Сущности<text:tab/>8</text:a></text:p>
          <text:p text:style-name="P89"><text:a xlink:type="simple" xlink:href="#__RefHeading__791_1038850855" text:style-name="Index_20_Link" text:visited-style-name="Index_20_Link">3.1 Тэг (Tag)<text:tab/>8</text:a></text:p>
          <text:p text:style-name="P90"><text:a xlink:type="simple" xlink:href="#__RefHeading__593_785244112" text:style-name="Index_20_Link" text:visited-style-name="Index_20_Link">4 Варианты использования (Use cases)<text:tab/>9</text:a></text:p>
          <text:p text:style-name="P89"><text:a xlink:type="simple" xlink:href="#__RefHeading__1075_1038850855" text:style-name="Index_20_Link" text:visited-style-name="Index_20_Link">4.1 Организации и Пользователи<text:tab/>9</text:a></text:p>
          <text:p text:style-name="P90"><text:a xlink:type="simple" xlink:href="#__RefHeading__802_1134636508" text:style-name="Index_20_Link" text:visited-style-name="Index_20_Link">5 Архитектурные решения<text:tab/>10</text:a></text:p>
          <text:p text:style-name="P89"><text:a xlink:type="simple" xlink:href="#__RefHeading__804_1134636508" text:style-name="Index_20_Link" text:visited-style-name="Index_20_Link">5.1 Хранение аватарок пользователя в базе данных<text:tab/>10</text:a></text:p>
        </text:index-body>
      </text:table-of-content>
      <text:p text:style-name="P19"/>
      <text:list xml:id="list4341302528934661180" text:style-name="Нумерация_20_в_20_заголовках">
        <text:list-item>
          <text:h text:style-name="P99" text:outline-level="1"><text:bookmark-start text:name="__RefHeading__61_1928543781"/>Соглашения<text:bookmark-end text:name="__RefHeading__61_1928543781"/></text:h>
          <text:list>
            <text:list-item>
              <text:h text:style-name="P104" text:outline-level="2"><text:bookmark-start text:name="__RefHeading__1069_1792211939"/>Единицы измерения<text:bookmark-end text:name="__RefHeading__1069_1792211939"/></text:h>
            </text:list-item>
          </text:list>
        </text:list-item>
      </text:list>
      <text:p text:style-name="Text_20_body">В настоящем документе для обозначения количества информации применяются единицы и приставки для образования кратных единиц, принятые в системе СИ, но реальные кратности подразумеваются в терминах JEDEC. Справка: <text:a xlink:type="simple" xlink:href="http://ru.wikipedia.org/wiki/Мегабайт">Wikipedia</text:a>.</text:p>
      <text:list xml:id="list171903627911393" text:continue-numbering="true" text:style-name="Нумерация_20_в_20_заголовках">
        <text:list-item>
          <text:list>
            <text:list-item>
              <text:h text:style-name="P105" text:outline-level="2"><text:bookmark-start text:name="__RefHeading__1000_97094416"/>Null and Empty <text:span text:style-name="T18">strings</text:span><text:bookmark-end text:name="__RefHeading__1000_97094416"/></text:h>
            </text:list-item>
          </text:list>
        </text:list-item>
      </text:list>
      <text:p text:style-name="P15">(From Qt documentation)</text:p>
      <text:p text:style-name="P15">Distinction Between Null and Empty Strings</text:p>
      <text:p text:style-name="P15">For historical reasons, QString distinguishes between a null string and an empty string. A null string is a string that is initialized using QString's default constructor or by passing (const char *)0 to the constructor. An empty string is any string with size 0. A null string is always empty, but an empty string isn't necessarily null:</text:p>
      <table:table table:name="NullAndEmpty" table:style-name="NullAndEmpty">
        <table:table-column table:style-name="NullAndEmpty.A"/>
        <table:table-column table:style-name="NullAndEmpty.B"/>
        <table:table-header-rows>
          <table:table-row>
            <table:table-cell table:style-name="NullAndEmpty.A1" office:value-type="string">
              <text:p text:style-name="P83">Function</text:p>
            </table:table-cell>
            <table:table-cell table:style-name="NullAndEmpty.B1" office:value-type="string">
              <text:p text:style-name="P83">Result</text:p>
            </table:table-cell>
          </table:table-row>
        </table:table-header-rows>
        <table:table-row>
          <table:table-cell table:style-name="NullAndEmpty.A2" office:value-type="string">
            <text:p text:style-name="Table_20_Contents">QString().isNull()</text:p>
          </table:table-cell>
          <table:table-cell table:style-name="NullAndEmpty.B2" office:value-type="string">
            <text:p text:style-name="Table_20_Contents">true</text:p>
          </table:table-cell>
        </table:table-row>
        <table:table-row>
          <table:table-cell table:style-name="NullAndEmpty.A2" office:value-type="string">
            <text:p text:style-name="Table_20_Contents">QString().isEmpty()</text:p>
          </table:table-cell>
          <table:table-cell table:style-name="NullAndEmpty.B2" office:value-type="string">
            <text:p text:style-name="Table_20_Contents">true</text:p>
          </table:table-cell>
        </table:table-row>
        <table:table-row>
          <table:table-cell table:style-name="NullAndEmpty.A2" office:value-type="string">
            <text:p text:style-name="Table_20_Contents">QString("").isNull()</text:p>
          </table:table-cell>
          <table:table-cell table:style-name="NullAndEmpty.B2" office:value-type="string">
            <text:p text:style-name="Table_20_Contents">false</text:p>
          </table:table-cell>
        </table:table-row>
        <table:table-row>
          <table:table-cell table:style-name="NullAndEmpty.A2" office:value-type="string">
            <text:p text:style-name="Table_20_Contents">Qstring("").isEmpty()</text:p>
          </table:table-cell>
          <table:table-cell table:style-name="NullAndEmpty.B2" office:value-type="string">
            <text:p text:style-name="Table_20_Contents">true</text:p>
          </table:table-cell>
        </table:table-row>
        <table:table-row>
          <table:table-cell table:style-name="NullAndEmpty.A2" office:value-type="string">
            <text:p text:style-name="Table_20_Contents">QString("abc").isNull()</text:p>
          </table:table-cell>
          <table:table-cell table:style-name="NullAndEmpty.B2" office:value-type="string">
            <text:p text:style-name="Table_20_Contents">false</text:p>
          </table:table-cell>
        </table:table-row>
        <table:table-row>
          <table:table-cell table:style-name="NullAndEmpty.A2" office:value-type="string">
            <text:p text:style-name="Table_20_Contents">QString("abc").isEmpty()</text:p>
          </table:table-cell>
          <table:table-cell table:style-name="NullAndEmpty.B2" office:value-type="string">
            <text:p text:style-name="Table_20_Contents">false</text:p>
          </table:table-cell>
        </table:table-row>
      </table:table>
      <text:p text:style-name="Text_20_body"><text:s/></text:p>
      <text:list xml:id="list171905057948713" text:continue-numbering="true" text:style-name="Нумерация_20_в_20_заголовках">
        <text:list-item>
          <text:list>
            <text:list-item>
              <text:h text:style-name="P103" text:outline-level="2"><text:span text:style-name="T27">Валидация текстовых полей</text:span></text:h>
            </text:list-item>
          </text:list>
        </text:list-item>
      </text:list>
      <text:p text:style-name="P95">В описаниях атрибутов полей приведена не строгая валидация при помощи regexp. Например, валидация адреса электронной почты <text:span text:style-name="T28">свосем не гарантирует правильные данные. Выражения приведены для общего понимания того, что там должно быть.</text:span></text:p>
      <text:p text:style-name="P16"/>
      <text:list xml:id="list171904358863541" text:continue-numbering="true" text:style-name="Нумерация_20_в_20_заголовках">
        <text:list-item>
          <text:h text:style-name="P100" text:outline-level="1"><text:bookmark-start text:name="__RefHeading__1071_1792211939"/>Компоненты системы<text:bookmark-end text:name="__RefHeading__1071_1792211939"/></text:h>
        </text:list-item>
      </text:list>
      <text:p text:style-name="P88">Таблица <text:sequence text:ref-name="refTable0" text:name="Table" text:formula="ooow:Table+1" style:num-format="1">2.1</text:sequence> - Размещение ресурсов</text:p>
      <table:table table:name="URLs" table:style-name="URLs">
        <table:table-column table:style-name="URLs.A"/>
        <table:table-column table:style-name="URLs.B"/>
        <table:table-header-rows>
          <table:table-row>
            <table:table-cell table:style-name="URLs.A1" office:value-type="string">
              <text:p text:style-name="P74">Компонент системы</text:p>
            </table:table-cell>
            <table:table-cell table:style-name="URLs.B1" office:value-type="string">
              <text:p text:style-name="P74">URL</text:p>
            </table:table-cell>
          </table:table-row>
        </table:table-header-rows>
        <table:table-row>
          <table:table-cell table:style-name="URLs.A2" office:value-type="string">
            <text:p text:style-name="P48">Начальная страница</text:p>
          </table:table-cell>
          <table:table-cell table:style-name="URLs.B2" office:value-type="string">
            <text:p text:style-name="P48">/</text:p>
          </table:table-cell>
        </table:table-row>
        <table:table-row>
          <table:table-cell table:style-name="URLs.A2" office:value-type="string">
            <text:p text:style-name="P48">Главная страница пользователя</text:p>
          </table:table-cell>
          <table:table-cell table:style-name="URLs.B2" office:value-type="string">
            <text:p text:style-name="P20">/<text:span text:style-name="T13">dashboard</text:span></text:p>
          </table:table-cell>
        </table:table-row>
        <table:table-row>
          <table:table-cell table:style-name="URLs.A2" office:value-type="string">
            <text:p text:style-name="P22">Административный интерфейс</text:p>
          </table:table-cell>
          <table:table-cell table:style-name="URLs.B2" office:value-type="string">
            <text:p text:style-name="P20">/<text:span text:style-name="T6">superuser</text:span></text:p>
          </table:table-cell>
        </table:table-row>
        <table:table-row>
          <table:table-cell table:style-name="URLs.A2" office:value-type="string">
            <text:p text:style-name="P23">Административный интерфейс: <text:span text:style-name="T15">организации</text:span></text:p>
          </table:table-cell>
          <table:table-cell table:style-name="URLs.B2" office:value-type="string">
            <text:p text:style-name="P21">/<text:span text:style-name="T6">superuser/organizations</text:span></text:p>
          </table:table-cell>
        </table:table-row>
        <table:table-row>
          <table:table-cell table:style-name="URLs.A2" office:value-type="string">
            <text:p text:style-name="P23">Административный интерфейс: <text:span text:style-name="T15">пользователи</text:span></text:p>
          </table:table-cell>
          <table:table-cell table:style-name="URLs.B2" office:value-type="string">
            <text:p text:style-name="P21">/<text:span text:style-name="T6">superuser/users</text:span></text:p>
          </table:table-cell>
        </table:table-row>
        <table:table-row>
          <table:table-cell table:style-name="URLs.A2" office:value-type="string">
            <text:p text:style-name="P23">Административный интерфейс: <text:span text:style-name="T15">права и роли</text:span></text:p>
          </table:table-cell>
          <table:table-cell table:style-name="URLs.B2" office:value-type="string">
            <text:p text:style-name="P21">/<text:span text:style-name="T6">superuser/roles_and_permissions</text:span></text:p>
          </table:table-cell>
        </table:table-row>
      </table:table>
      <text:p text:style-name="P5"/>
      <text:list xml:id="list171903594011003" text:continue-numbering="true" text:style-name="Нумерация_20_в_20_заголовках">
        <text:list-item>
          <text:list>
            <text:list-item>
              <text:h text:style-name="P102" text:outline-level="2"><text:bookmark-start text:name="__RefHeading__63_1928543781"/>Административный интерфейс<text:bookmark-end text:name="__RefHeading__63_1928543781"/></text:h>
            </text:list-item>
          </text:list>
        </text:list-item>
      </text:list>
      <text:p text:style-name="P3">Административный интерфейс позволяет управлять всей системой в целом. <text:span text:style-name="T6">Обычные пользователи не имеют к нему доступа.</text:span></text:p>
      <text:list xml:id="list171904814899875" text:continue-numbering="true" text:style-name="Нумерация_20_в_20_заголовках">
        <text:list-item>
          <text:list>
            <text:list-item>
              <text:list>
                <text:list-item>
                  <text:h text:style-name="P109" text:outline-level="3"><text:bookmark-start text:name="__RefHeading__1520_1511760418"/>Суперпользователь (Superuser)<text:bookmark-end text:name="__RefHeading__1520_1511760418"/></text:h>
                </text:list-item>
              </text:list>
            </text:list-item>
          </text:list>
        </text:list-item>
      </text:list>
      <text:p text:style-name="P5">Для выполнения задач администрирования всей системы создаются особые учетные записи. Эти записи управляются из командной строки <text:span text:style-name="T7">специальным скриптом.</text:span></text:p>
      <text:p text:style-name="P88">Таблица <text:sequence text:ref-name="refTable1" text:name="Table" text:formula="ooow:Table+1" style:num-format="1">2.1.1.1</text:sequence> - Атрибуты Superuser</text:p>
      <table:table table:name="Таблица" table:style-name="Таблица">
        <table:table-column table:style-name="Таблица.A"/>
        <table:table-column table:style-name="Таблица.B"/>
        <table:table-column table:style-name="Таблица.C"/>
        <table:table-column table:style-name="Таблица.D"/>
        <table:table-header-rows>
          <table:table-row>
            <table:table-cell table:style-name="Таблица.A1" office:value-type="string">
              <text:p text:style-name="P75">Name</text:p>
            </table:table-cell>
            <table:table-cell table:style-name="Таблица.A1" office:value-type="string">
              <text:p text:style-name="P81">Type</text:p>
            </table:table-cell>
            <table:table-cell table:style-name="Таблица.A1" office:value-type="string">
              <text:p text:style-name="P125">Validation</text:p>
            </table:table-cell>
            <table:table-cell table:style-name="Таблица.D1" office:value-type="string">
              <text:p text:style-name="P75">Comment</text:p>
            </table:table-cell>
          </table:table-row>
        </table:table-header-rows>
        <table:table-row>
          <table:table-cell table:style-name="Таблица.A2" office:value-type="string">
            <text:p text:style-name="P110">uuid</text:p>
          </table:table-cell>
          <table:table-cell table:style-name="Таблица.A2" office:value-type="string">
            <text:p text:style-name="P111">UUID</text:p>
          </table:table-cell>
          <table:table-cell table:style-name="Таблица.A2" office:value-type="string">
            <text:p text:style-name="P116">not<text:span text:style-name="T21">Empty</text:span></text:p>
          </table:table-cell>
          <table:table-cell table:style-name="Таблица.D2" office:value-type="string">
            <text:p text:style-name="P110">id</text:p>
          </table:table-cell>
        </table:table-row>
        <table:table-row>
          <table:table-cell table:style-name="Таблица.A2" office:value-type="string">
            <text:p text:style-name="P24">label</text:p>
          </table:table-cell>
          <table:table-cell table:style-name="Таблица.A2" office:value-type="string">
            <text:p text:style-name="P29">varchar(32)</text:p>
          </table:table-cell>
          <table:table-cell table:style-name="Таблица.A2" office:value-type="string">
            <text:p text:style-name="P114">[<text:span text:style-name="T27">\w</text:span>\s]+</text:p>
          </table:table-cell>
          <table:table-cell table:style-name="Таблица.D2" office:value-type="string">
            <text:p text:style-name="P24">Метка</text:p>
          </table:table-cell>
        </table:table-row>
        <table:table-row>
          <table:table-cell table:style-name="Таблица.A2" office:value-type="string">
            <text:p text:style-name="P24">email</text:p>
          </table:table-cell>
          <table:table-cell table:style-name="Таблица.A2" office:value-type="string">
            <text:p text:style-name="P29">varchar(32)</text:p>
          </table:table-cell>
          <table:table-cell table:style-name="Таблица.A2" office:value-type="string">
            <text:p text:style-name="P112">[a-z0-9_.]<text:span text:style-name="T26">+@[a-z0-9.]+</text:span></text:p>
          </table:table-cell>
          <table:table-cell table:style-name="Таблица.D2" office:value-type="string">
            <text:p text:style-name="P24">Email, также используется как логин</text:p>
          </table:table-cell>
        </table:table-row>
        <table:table-row>
          <table:table-cell table:style-name="Таблица.A2" office:value-type="string">
            <text:p text:style-name="P24">passwordHash</text:p>
          </table:table-cell>
          <table:table-cell table:style-name="Таблица.A2" office:value-type="string">
            <text:p text:style-name="P29">varchar</text:p>
          </table:table-cell>
          <table:table-cell table:style-name="Таблица.A2" office:value-type="string">
            <text:p text:style-name="P116">not<text:span text:style-name="T21">Empty</text:span></text:p>
          </table:table-cell>
          <table:table-cell table:style-name="Таблица.D2" office:value-type="string">
            <text:p text:style-name="P24">Хэш пароля</text:p>
          </table:table-cell>
        </table:table-row>
      </table:table>
      <text:p text:style-name="P6">Метка используется для размещения дополнительной информации о владельце учетной записи: имя, должность, роль и т. п. В качестве логина используется адрес электронной почты. На него же рассылаются требуемые сообщения. В качестве хэша пароля используется bcrypt.</text:p>
      <text:p text:style-name="P6">Управление учетными записями суперпользователя включает в себя:</text:p>
      <text:list xml:id="list7200643106843735462" text:style-name="L1">
        <text:list-item>
          <text:p text:style-name="P92">Создание</text:p>
        </text:list-item>
        <text:list-item>
          <text:p text:style-name="P93">Редактирование</text:p>
        </text:list-item>
        <text:list-item>
          <text:p text:style-name="P92">Удаление</text:p>
        </text:list-item>
        <text:list-item>
          <text:p text:style-name="P92">Получение списка суперпользователей</text:p>
        </text:list-item>
      </text:list>
      <text:p text:style-name="P10">Обертка над Ruby-скриптами для работы с Суперпользователями:</text:p>
      <text:p text:style-name="P10">/scripts/manageSuperusers <text:span text:style-name="T14">&lt;create&gt;|&lt;edit&gt;|&lt;list&gt;|&lt;delete&gt;</text:span></text:p>
      <text:list xml:id="list171904103200734" text:continue-list="list171904814899875" text:style-name="Нумерация_20_в_20_заголовках">
        <text:list-item>
          <text:list>
            <text:list-item>
              <text:list>
                <text:list-item>
                  <text:h text:style-name="P109" text:outline-level="3"><text:bookmark-start text:name="__RefHeading__1522_1511760418"/>Управление организациями <text:span text:style-name="T8">(Organizations)</text:span><text:bookmark-end text:name="__RefHeading__1522_1511760418"/></text:h>
                </text:list-item>
              </text:list>
            </text:list-item>
          </text:list>
        </text:list-item>
      </text:list>
      <text:p text:style-name="P7">Организации могут создаваться, редактироваться и удаляться только Суперпользователем.</text:p>
      <text:p text:style-name="P88"><text:soft-page-break/>Таблица <text:sequence text:ref-name="refTable2" text:name="Table" text:formula="ooow:Table+1" style:num-format="1">2.1.2.1</text:sequence> - Атрибуты Organization</text:p>
      <table:table table:name="Таблица1" table:style-name="Таблица1">
        <table:table-column table:style-name="Таблица1.A"/>
        <table:table-column table:style-name="Таблица1.B"/>
        <table:table-column table:style-name="Таблица1.C"/>
        <table:table-column table:style-name="Таблица1.D"/>
        <table:table-header-rows>
          <table:table-row>
            <table:table-cell table:style-name="Таблица1.A1" office:value-type="string">
              <text:p text:style-name="P76">Name</text:p>
            </table:table-cell>
            <table:table-cell table:style-name="Таблица1.A1" office:value-type="string">
              <text:p text:style-name="P76">Type</text:p>
            </table:table-cell>
            <table:table-cell table:style-name="Таблица1.A1" office:value-type="string">
              <text:p text:style-name="P82">Validation</text:p>
            </table:table-cell>
            <table:table-cell table:style-name="Таблица1.D1" office:value-type="string">
              <text:p text:style-name="P76">Comment</text:p>
            </table:table-cell>
          </table:table-row>
        </table:table-header-rows>
        <table:table-row>
          <table:table-cell table:style-name="Таблица1.A2" office:value-type="string">
            <text:p text:style-name="P32">uuid</text:p>
          </table:table-cell>
          <table:table-cell table:style-name="Таблица1.A2" office:value-type="string">
            <text:p text:style-name="P32">UUID</text:p>
          </table:table-cell>
          <table:table-cell table:style-name="Таблица1.A2" office:value-type="string">
            <text:p text:style-name="P116">not<text:span text:style-name="T21">Empty</text:span></text:p>
          </table:table-cell>
          <table:table-cell table:style-name="Таблица1.D2" office:value-type="string">
            <text:p text:style-name="P37">id</text:p>
          </table:table-cell>
        </table:table-row>
        <table:table-row>
          <table:table-cell table:style-name="Таблица1.A2" office:value-type="string">
            <text:p text:style-name="P37">formOfOwnership</text:p>
          </table:table-cell>
          <table:table-cell table:style-name="Таблица1.A2" office:value-type="string">
            <text:p text:style-name="P37">int</text:p>
          </table:table-cell>
          <table:table-cell table:style-name="Таблица1.A2" office:value-type="string">
            <text:p text:style-name="P118"><text:span text:style-name="T20">notEmpty</text:span>, выбор из списка</text:p>
          </table:table-cell>
          <table:table-cell table:style-name="Таблица1.D2" office:value-type="string">
            <text:p text:style-name="P37">Форма собственности, выбирается из списка (ОАО, ЗАО, ООО, ФГУП)</text:p>
          </table:table-cell>
        </table:table-row>
        <table:table-row>
          <table:table-cell table:style-name="Таблица1.A2" office:value-type="string">
            <text:p text:style-name="P37">fullName</text:p>
          </table:table-cell>
          <table:table-cell table:style-name="Таблица1.A2" office:value-type="string">
            <text:p text:style-name="P26">varchar<text:span text:style-name="T10">(128)</text:span></text:p>
          </table:table-cell>
          <table:table-cell table:style-name="Таблица1.A2" office:value-type="string">
            <text:p text:style-name="P119">[\w\s]+</text:p>
          </table:table-cell>
          <table:table-cell table:style-name="Таблица1.D2" office:value-type="string">
            <text:p text:style-name="P37">Полное наименование</text:p>
          </table:table-cell>
        </table:table-row>
        <table:table-row>
          <table:table-cell table:style-name="Таблица1.A2" office:value-type="string">
            <text:p text:style-name="P37">shortName</text:p>
          </table:table-cell>
          <table:table-cell table:style-name="Таблица1.A2" office:value-type="string">
            <text:p text:style-name="P25">varchar(32)</text:p>
          </table:table-cell>
          <table:table-cell table:style-name="Таблица1.A2" office:value-type="string">
            <text:p text:style-name="P119">[\w\s]+</text:p>
          </table:table-cell>
          <table:table-cell table:style-name="Таблица1.D2" office:value-type="string">
            <text:p text:style-name="P37">Сокращенное наименование</text:p>
          </table:table-cell>
        </table:table-row>
        <table:table-row>
          <table:table-cell table:style-name="Таблица1.A2" office:value-type="string">
            <text:p text:style-name="P37">TIN</text:p>
          </table:table-cell>
          <table:table-cell table:style-name="Таблица1.A2" office:value-type="string">
            <text:p text:style-name="P26">varchar(<text:span text:style-name="T10">10</text:span>)</text:p>
          </table:table-cell>
          <table:table-cell table:style-name="Таблица1.A2" office:value-type="string">
            <text:p text:style-name="P115">[0-9]{10}</text:p>
          </table:table-cell>
          <table:table-cell table:style-name="Таблица1.D2" office:value-type="string">
            <text:p text:style-name="P37">ИНН</text:p>
          </table:table-cell>
        </table:table-row>
      </table:table>
      <text:list xml:id="list171903631940778" text:continue-numbering="true" text:style-name="Нумерация_20_в_20_заголовках">
        <text:list-item>
          <text:list>
            <text:list-item>
              <text:list>
                <text:list-item>
                  <text:h text:style-name="P108" text:outline-level="3"><text:bookmark-start text:name="__RefHeading__65_1928543781"/>Управление пользователями <text:span text:style-name="T17">(Users)</text:span><text:bookmark-end text:name="__RefHeading__65_1928543781"/></text:h>
                </text:list-item>
              </text:list>
            </text:list-item>
          </text:list>
        </text:list-item>
      </text:list>
      <text:p text:style-name="P8">Пользователь принадлежит одной организации.</text:p>
      <text:p text:style-name="P8">Суперюзер может самостоятельно создавать пользователя. При этом <text:span text:style-name="T12">пользователь не приобретает статус New, а сразу по выбору суперюзера активен или нет.</text:span></text:p>
      <text:p text:style-name="P8"><text:span text:style-name="T12">Если пользователя создает </text:span>Администратор организации, <text:span text:style-name="T12">то новый пользователь не может работать до фактического одобрения суперюзера.</text:span></text:p>
      <text:p text:style-name="P88">Таблица <text:sequence text:ref-name="refTable3" text:name="Table" text:formula="ooow:Table+1" style:num-format="1">2.1.3.1</text:sequence> - Атрибуты User</text:p>
      <table:table table:name="Таблица2" table:style-name="Таблица2">
        <table:table-column table:style-name="Таблица2.A"/>
        <table:table-column table:style-name="Таблица2.B"/>
        <table:table-column table:style-name="Таблица2.C"/>
        <table:table-column table:style-name="Таблица2.D"/>
        <table:table-header-rows>
          <table:table-row>
            <table:table-cell table:style-name="Таблица2.A1" office:value-type="string">
              <text:p text:style-name="P77">Name</text:p>
            </table:table-cell>
            <table:table-cell table:style-name="Таблица2.A1" office:value-type="string">
              <text:p text:style-name="P80">Type</text:p>
            </table:table-cell>
            <table:table-cell table:style-name="Таблица2.A1" office:value-type="string">
              <text:p text:style-name="P84">Validation</text:p>
            </table:table-cell>
            <table:table-cell table:style-name="Таблица2.D1" office:value-type="string">
              <text:p text:style-name="P77">Comment</text:p>
            </table:table-cell>
          </table:table-row>
        </table:table-header-rows>
        <table:table-row>
          <table:table-cell table:style-name="Таблица2.A2" office:value-type="string">
            <text:p text:style-name="P33">uuid</text:p>
          </table:table-cell>
          <table:table-cell table:style-name="Таблица2.A2" office:value-type="string">
            <text:p text:style-name="P34">UUID</text:p>
          </table:table-cell>
          <table:table-cell table:style-name="Таблица2.A2" office:value-type="string">
            <text:p text:style-name="P52">not<text:span text:style-name="T21">Empty</text:span></text:p>
          </table:table-cell>
          <table:table-cell table:style-name="Таблица2.D2" office:value-type="string">
            <text:p text:style-name="P38">id</text:p>
          </table:table-cell>
        </table:table-row>
        <table:table-row>
          <table:table-cell table:style-name="Таблица2.A2" office:value-type="string">
            <text:p text:style-name="P46">organizationId</text:p>
          </table:table-cell>
          <table:table-cell table:style-name="Таблица2.A2" office:value-type="string">
            <text:p text:style-name="P47">UUID</text:p>
          </table:table-cell>
          <table:table-cell table:style-name="Таблица2.A2" office:value-type="string">
            <text:p text:style-name="P52">not<text:span text:style-name="T21">Empty</text:span></text:p>
          </table:table-cell>
          <table:table-cell table:style-name="Таблица2.D2" office:value-type="string">
            <text:p text:style-name="P46">id организации</text:p>
          </table:table-cell>
        </table:table-row>
        <table:table-row>
          <table:table-cell table:style-name="Таблица2.A2" office:value-type="string">
            <text:p text:style-name="P39">username</text:p>
          </table:table-cell>
          <table:table-cell table:style-name="Таблица2.A2" office:value-type="string">
            <text:p text:style-name="P31">varchar(32)</text:p>
          </table:table-cell>
          <table:table-cell table:style-name="Таблица2.A2" office:value-type="string">
            <text:p text:style-name="P51">[A-Za-z0-9]<text:span text:style-name="T27">+</text:span></text:p>
          </table:table-cell>
          <table:table-cell table:style-name="Таблица2.D2" office:value-type="string">
            <text:p text:style-name="P46">Имя пользователя для логина</text:p>
          </table:table-cell>
        </table:table-row>
        <table:table-row>
          <table:table-cell table:style-name="Таблица2.A2" office:value-type="string">
            <text:p text:style-name="P24">passwordHash</text:p>
          </table:table-cell>
          <table:table-cell table:style-name="Таблица2.A2" office:value-type="string">
            <text:p text:style-name="P29">varchar</text:p>
          </table:table-cell>
          <table:table-cell table:style-name="Таблица2.A2" office:value-type="string">
            <text:p text:style-name="P117">not<text:span text:style-name="T21">Empty</text:span></text:p>
          </table:table-cell>
          <table:table-cell table:style-name="Таблица2.D2" office:value-type="string">
            <text:p text:style-name="P24">Хэш пароля</text:p>
          </table:table-cell>
        </table:table-row>
        <table:table-row>
          <table:table-cell table:style-name="Таблица2.A2" office:value-type="string">
            <text:p text:style-name="P24">email</text:p>
          </table:table-cell>
          <table:table-cell table:style-name="Таблица2.A2" office:value-type="string">
            <text:p text:style-name="P29">varchar(32)</text:p>
          </table:table-cell>
          <table:table-cell table:style-name="Таблица2.A2" office:value-type="string">
            <text:p text:style-name="P113">[a-z0-9_.]<text:span text:style-name="T26">+@[a-z0-9.]+</text:span></text:p>
          </table:table-cell>
          <table:table-cell table:style-name="Таблица2.D2" office:value-type="string">
            <text:p text:style-name="P41">Для оповещений</text:p>
          </table:table-cell>
        </table:table-row>
        <table:table-row>
          <table:table-cell table:style-name="Таблица2.A2" office:value-type="string">
            <text:p text:style-name="P42">firstName</text:p>
          </table:table-cell>
          <table:table-cell table:style-name="Таблица2.A2" office:value-type="string">
            <text:p text:style-name="P30">varchar(32)</text:p>
          </table:table-cell>
          <table:table-cell table:style-name="Таблица2.A2" office:value-type="string">
            <text:p text:style-name="P120">[\w]+</text:p>
          </table:table-cell>
          <table:table-cell table:style-name="Таблица2.D2" office:value-type="string">
            <text:p text:style-name="P42">Имя</text:p>
          </table:table-cell>
        </table:table-row>
        <table:table-row>
          <table:table-cell table:style-name="Таблица2.A2" office:value-type="string">
            <text:p text:style-name="P40">lastName</text:p>
          </table:table-cell>
          <table:table-cell table:style-name="Таблица2.A2" office:value-type="string">
            <text:p text:style-name="P30">varchar(32)</text:p>
          </table:table-cell>
          <table:table-cell table:style-name="Таблица2.A2" office:value-type="string">
            <text:p text:style-name="P120">[\w]+</text:p>
          </table:table-cell>
          <table:table-cell table:style-name="Таблица2.D2" office:value-type="string">
            <text:p text:style-name="P40">Фамилия</text:p>
          </table:table-cell>
        </table:table-row>
        <table:table-row>
          <table:table-cell table:style-name="Таблица2.A2" office:value-type="string">
            <text:p text:style-name="P40">patronymicName</text:p>
          </table:table-cell>
          <table:table-cell table:style-name="Таблица2.A2" office:value-type="string">
            <text:p text:style-name="P30">varchar(32)</text:p>
          </table:table-cell>
          <table:table-cell table:style-name="Таблица2.A2" office:value-type="string">
            <text:p text:style-name="P120">[\w]+</text:p>
          </table:table-cell>
          <table:table-cell table:style-name="Таблица2.D2" office:value-type="string">
            <text:p text:style-name="P40">Отчество</text:p>
          </table:table-cell>
        </table:table-row>
        <table:table-row>
          <table:table-cell table:style-name="Таблица2.A2" office:value-type="string">
            <text:p text:style-name="P40">title</text:p>
          </table:table-cell>
          <table:table-cell table:style-name="Таблица2.A2" office:value-type="string">
            <text:p text:style-name="P30">varchar(<text:span text:style-name="T11">64</text:span>)</text:p>
          </table:table-cell>
          <table:table-cell table:style-name="Таблица2.A2" office:value-type="string">
            <text:p text:style-name="P120">[\w]+</text:p>
          </table:table-cell>
          <table:table-cell table:style-name="Таблица2.D2" office:value-type="string">
            <text:p text:style-name="P40">Должность</text:p>
          </table:table-cell>
        </table:table-row>
        <table:table-row>
          <table:table-cell table:style-name="Таблица2.A2" office:value-type="string">
            <text:p text:style-name="P40">photo</text:p>
          </table:table-cell>
          <table:table-cell table:style-name="Таблица2.A2" office:value-type="string">
            <text:p text:style-name="P43">binary</text:p>
          </table:table-cell>
          <table:table-cell table:style-name="Таблица2.A2" office:value-type="string">
            <text:p text:style-name="P43"/>
          </table:table-cell>
          <table:table-cell table:style-name="Таблица2.D2" office:value-type="string">
            <text:p text:style-name="P40">Фото (аватарка)</text:p>
          </table:table-cell>
        </table:table-row>
        <table:table-row>
          <table:table-cell table:style-name="Таблица2.A2" office:value-type="string">
            <text:p text:style-name="P44">status</text:p>
          </table:table-cell>
          <table:table-cell table:style-name="Таблица2.A2" office:value-type="string">
            <text:p text:style-name="P45">int</text:p>
          </table:table-cell>
          <table:table-cell table:style-name="Таблица2.A2" office:value-type="string">
            <text:p text:style-name="P45"/>
          </table:table-cell>
          <table:table-cell table:style-name="Таблица2.D2" office:value-type="string">
            <text:p text:style-name="P44">Статус пользователя</text:p>
          </table:table-cell>
        </table:table-row>
      </table:table>
      <text:p text:style-name="Text_20_body"/>
      <text:p text:style-name="P9">Статусы пользователя:</text:p>
      <text:p text:style-name="P9">New — данные занесены, но суперпользователь не подтвердил</text:p>
      <text:p text:style-name="P9">Inactive — аккаунт временно неактивен</text:p>
      <text:p text:style-name="P9">Active — работает</text:p>
      <text:p text:style-name="P12"/>
      <text:list xml:id="list171903740538678" text:continue-numbering="true" text:style-name="Нумерация_20_в_20_заголовках">
        <text:list-item>
          <text:list>
            <text:list-item>
              <text:list>
                <text:list-item>
                  <text:h text:style-name="P107" text:outline-level="3"><text:bookmark-start text:name="__RefHeading__1524_1511760418"/>Управление правами <text:span text:style-name="T17">и ролями (Permissions and Roles)</text:span><text:bookmark-end text:name="__RefHeading__1524_1511760418"/></text:h>
                </text:list-item>
              </text:list>
            </text:list-item>
          </text:list>
        </text:list-item>
      </text:list>
      <text:p text:style-name="P13">Для <text:span text:style-name="T29">просмотра существующих прав и </text:span>управления ролями в интерфейсе суперюзера предусматривается соответствующий раздел.</text:p>
      <text:p text:style-name="P96"><text:soft-page-break/>Для выполнения каждого действия, получения доступа к разделам и функциям применяются права. <text:span text:style-name="T16">Право на действие может быть предоставлено, не определено (понимая по умолчанию запрет), прямо запрещено: состояния granted, default, forbidden. Высший приоритет имеют права, заданные непосредственно для пользователя, после применяются права, заданные ролями. Отношения прав: запрет &gt; разрешение &gt; неопределенность.</text:span></text:p>
      <text:p text:style-name="P97">Права жестко прописываются в коде и импортируются при деплое.</text:p>
      <text:p text:style-name="P88">Таблица <text:sequence text:ref-name="refTable4" text:name="Table" text:formula="ooow:Table+1" style:num-format="1">2.1.4.1</text:sequence> - <text:span text:style-name="T20">Атрибуты Permission</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header-rows>
          <table:table-row>
            <table:table-cell table:style-name="Таблица3.A1" office:value-type="string">
              <text:p text:style-name="P78">Name</text:p>
            </table:table-cell>
            <table:table-cell table:style-name="Таблица3.A1" office:value-type="string">
              <text:p text:style-name="P78">Type</text:p>
            </table:table-cell>
            <table:table-cell table:style-name="Таблица3.A1" office:value-type="string">
              <text:p text:style-name="P85">Validation</text:p>
            </table:table-cell>
            <table:table-cell table:style-name="Таблица3.D1" office:value-type="string">
              <text:p text:style-name="P78">Comment</text:p>
            </table:table-cell>
          </table:table-row>
        </table:table-header-rows>
        <table:table-row>
          <table:table-cell table:style-name="Таблица3.A2" office:value-type="string">
            <text:p text:style-name="P49">title</text:p>
          </table:table-cell>
          <table:table-cell table:style-name="Таблица3.A2" office:value-type="string">
            <text:p text:style-name="P27">varchar<text:span text:style-name="T16">(32)</text:span></text:p>
          </table:table-cell>
          <table:table-cell table:style-name="Таблица3.A2" office:value-type="string">
            <text:p text:style-name="P53">[a..z0..9_]<text:span text:style-name="T29">+</text:span></text:p>
          </table:table-cell>
          <table:table-cell table:style-name="Таблица3.D2" office:value-type="string">
            <text:p text:style-name="P49">Заголовок</text:p>
          </table:table-cell>
        </table:table-row>
        <table:table-row>
          <table:table-cell table:style-name="Таблица3.A2" office:value-type="string">
            <text:p text:style-name="P49">description</text:p>
          </table:table-cell>
          <table:table-cell table:style-name="Таблица3.A2" office:value-type="string">
            <text:p text:style-name="P27">varchar</text:p>
          </table:table-cell>
          <table:table-cell table:style-name="Таблица3.A2" office:value-type="string">
            <text:p text:style-name="P35">yes</text:p>
          </table:table-cell>
          <table:table-cell table:style-name="Таблица3.D2" office:value-type="string">
            <text:p text:style-name="P49">Описание</text:p>
          </table:table-cell>
        </table:table-row>
      </table:table>
      <text:p text:style-name="P14">Право нельзя редактировать и удалять, если существует хоть один пользователь, которому право предоставлено или прямо запрещено. Для задания некоторого набора свойств пользователю могут быть присвоены роли. Каждой роли могут (но не обязаны!) быть присвоены некоторые права, прямо запрещены некоторые права.</text:p>
      <text:p text:style-name="P88">Таблица <text:sequence text:ref-name="refTable5" text:name="Table" text:formula="ooow:Table+1" style:num-format="1">2.1.4.2</text:sequence> - <text:span text:style-name="T20">Атрибуты </text:span>Role</text:p>
      <table:table table:name="Таблица4" table:style-name="Таблица4">
        <table:table-column table:style-name="Таблица4.A"/>
        <table:table-column table:style-name="Таблица4.B"/>
        <table:table-column table:style-name="Таблица4.C"/>
        <table:table-column table:style-name="Таблица4.D"/>
        <table:table-header-rows>
          <table:table-row>
            <table:table-cell table:style-name="Таблица4.A1" office:value-type="string">
              <text:p text:style-name="P79">Name</text:p>
            </table:table-cell>
            <table:table-cell table:style-name="Таблица4.A1" office:value-type="string">
              <text:p text:style-name="P79">Type</text:p>
            </table:table-cell>
            <table:table-cell table:style-name="Таблица4.A1" office:value-type="string">
              <text:p text:style-name="P85">Validation</text:p>
            </table:table-cell>
            <table:table-cell table:style-name="Таблица4.D1" office:value-type="string">
              <text:p text:style-name="P79">Comment</text:p>
            </table:table-cell>
          </table:table-row>
        </table:table-header-rows>
        <table:table-row>
          <table:table-cell table:style-name="Таблица4.A2" office:value-type="string">
            <text:p text:style-name="P50">title</text:p>
          </table:table-cell>
          <table:table-cell table:style-name="Таблица4.A2" office:value-type="string">
            <text:p text:style-name="P28">varchar<text:span text:style-name="T16">(32)</text:span></text:p>
          </table:table-cell>
          <table:table-cell table:style-name="Таблица4.A2" office:value-type="string">
            <text:p text:style-name="P53">not<text:span text:style-name="T21">Empty</text:span>,</text:p>
            <text:p text:style-name="P53">[A..Za..z0..9]</text:p>
          </table:table-cell>
          <table:table-cell table:style-name="Таблица4.D2" office:value-type="string">
            <text:p text:style-name="P50">Заголовок</text:p>
          </table:table-cell>
        </table:table-row>
        <table:table-row>
          <table:table-cell table:style-name="Таблица4.A2" office:value-type="string">
            <text:p text:style-name="P50">description</text:p>
          </table:table-cell>
          <table:table-cell table:style-name="Таблица4.A2" office:value-type="string">
            <text:p text:style-name="P28">varchar</text:p>
          </table:table-cell>
          <table:table-cell table:style-name="Таблица4.A2" office:value-type="string">
            <text:p text:style-name="P36">yes</text:p>
          </table:table-cell>
          <table:table-cell table:style-name="Таблица4.D2" office:value-type="string">
            <text:p text:style-name="P50">Описание</text:p>
          </table:table-cell>
        </table:table-row>
      </table:table>
      <text:list xml:id="list171903613484200" text:continue-numbering="true" text:style-name="Нумерация_20_в_20_заголовках">
        <text:list-item>
          <text:list>
            <text:list-item>
              <text:list>
                <text:list-item>
                  <text:h text:style-name="P107" text:outline-level="3"><text:bookmark-start text:name="__RefHeading__1002_97094416"/>Логи <text:span text:style-name="T19">(Logs)</text:span><text:bookmark-end text:name="__RefHeading__1002_97094416"/></text:h>
                </text:list-item>
              </text:list>
            </text:list-item>
          </text:list>
        </text:list-item>
      </text:list>
      <text:p text:style-name="P17">Все <text:span text:style-name="T21">события в системе</text:span> фиксируются в логах. <text:span text:style-name="T21">Логи хранятся в общей базе данных. Для разбиения по разделам каждой записи присваивается атрибут scope.</text:span></text:p>
      <text:p text:style-name="P88">Таблица <text:sequence text:ref-name="refTable6" text:name="Table" text:formula="ooow:Table+1" style:num-format="1">2.1.5.1</text:sequence> - Разделы логов</text:p>
      <table:table table:name="LogTables" table:style-name="LogTables">
        <table:table-column table:style-name="LogTables.A"/>
        <table:table-column table:style-name="LogTables.B"/>
        <table:table-header-rows>
          <table:table-row>
            <table:table-cell table:style-name="LogTables.A1" office:value-type="string">
              <text:p text:style-name="P86">Table name</text:p>
            </table:table-cell>
            <table:table-cell table:style-name="LogTables.B1" office:value-type="string">
              <text:p text:style-name="P86">Log section</text:p>
            </table:table-cell>
          </table:table-row>
        </table:table-header-rows>
        <table:table-row>
          <table:table-cell table:style-name="LogTables.A2" office:value-type="string">
            <text:p text:style-name="P60"><text:span text:style-name="T29">Action</text:span>Logs</text:p>
          </table:table-cell>
          <table:table-cell table:style-name="LogTables.B2" office:value-type="string">
            <text:p text:style-name="P60">Действия пользователей <text:span text:style-name="T22">и суперюзеров</text:span></text:p>
          </table:table-cell>
        </table:table-row>
        <table:table-row>
          <table:table-cell table:style-name="LogTables.A2" office:value-type="string">
            <text:p text:style-name="P61">AuthLogs</text:p>
          </table:table-cell>
          <table:table-cell table:style-name="LogTables.B2" office:value-type="string">
            <text:p text:style-name="P61"><text:span text:style-name="T25">Аутентификация и а</text:span>вторизаци<text:span text:style-name="T25">я</text:span></text:p>
          </table:table-cell>
        </table:table-row>
      </table:table>
      <text:p text:style-name="P18"/>
      <text:p text:style-name="P88">Таблица <text:sequence text:ref-name="refTable7" text:name="Table" text:formula="ooow:Table+1" style:num-format="1">2.1.5.2</text:sequence> - Атрибуты Log</text:p>
      <table:table table:name="Таблица5" table:style-name="Таблица5">
        <table:table-column table:style-name="Таблица5.A"/>
        <table:table-column table:style-name="Таблица5.B"/>
        <table:table-column table:style-name="Таблица5.C"/>
        <table:table-column table:style-name="Таблица5.D"/>
        <table:table-header-rows>
          <table:table-row>
            <table:table-cell table:style-name="Таблица5.A1" office:value-type="string">
              <text:p text:style-name="Table_20_Heading">Name</text:p>
            </table:table-cell>
            <table:table-cell table:style-name="Таблица5.A1" office:value-type="string">
              <text:p text:style-name="Table_20_Heading">Type</text:p>
            </table:table-cell>
            <table:table-cell table:style-name="Таблица5.A1" office:value-type="string">
              <text:p text:style-name="Table_20_Heading">Validation</text:p>
            </table:table-cell>
            <table:table-cell table:style-name="Таблица5.D1" office:value-type="string">
              <text:p text:style-name="Table_20_Heading">Comment</text:p>
            </table:table-cell>
          </table:table-row>
        </table:table-header-rows>
        <table:table-row>
          <table:table-cell table:style-name="Таблица5.A2" office:value-type="string">
            <text:p text:style-name="P71">scope</text:p>
          </table:table-cell>
          <table:table-cell table:style-name="Таблица5.A2" office:value-type="string">
            <text:p text:style-name="P72">varchar(32)</text:p>
          </table:table-cell>
          <table:table-cell table:style-name="Таблица5.A2" office:value-type="string">
            <text:p text:style-name="P56">notEmpty</text:p>
          </table:table-cell>
          <table:table-cell table:style-name="Таблица5.D2" office:value-type="string">
            <text:p text:style-name="P71">Раздел</text:p>
          </table:table-cell>
        </table:table-row>
        <table:table-row>
          <table:table-cell table:style-name="Таблица5.A2" office:value-type="string">
            <text:p text:style-name="Table_20_Contents">timestamp</text:p>
          </table:table-cell>
          <table:table-cell table:style-name="Таблица5.A2" office:value-type="string">
            <text:p text:style-name="P54">timestamp ()</text:p>
          </table:table-cell>
          <table:table-cell table:style-name="Таблица5.A2" office:value-type="string">
            <text:p text:style-name="P54">notEmpty</text:p>
          </table:table-cell>
          <table:table-cell table:style-name="Таблица5.D2" office:value-type="string">
            <text:p text:style-name="P57">Время события</text:p>
          </table:table-cell>
        </table:table-row>
        <table:table-row>
          <table:table-cell table:style-name="Таблица5.A2" office:value-type="string">
            <text:p text:style-name="P58">userId</text:p>
          </table:table-cell>
          <table:table-cell table:style-name="Таблица5.A2" office:value-type="string">
            <text:p text:style-name="P59">UUID</text:p>
          </table:table-cell>
          <table:table-cell table:style-name="Таблица5.A2" office:value-type="string">
            <text:p text:style-name="P55">notEmpty</text:p>
          </table:table-cell>
          <table:table-cell table:style-name="Таблица5.D2" office:value-type="string">
            <text:p text:style-name="P58">Инициатор</text:p>
          </table:table-cell>
        </table:table-row>
        <table:table-row>
          <table:table-cell table:style-name="Таблица5.A2" office:value-type="string">
            <text:p text:style-name="P62">objectId</text:p>
          </table:table-cell>
          <table:table-cell table:style-name="Таблица5.A2" office:value-type="string">
            <text:p text:style-name="P63">UUID</text:p>
          </table:table-cell>
          <table:table-cell table:style-name="Таблица5.A2" office:value-type="string">
            <text:p text:style-name="P55"/>
          </table:table-cell>
          <table:table-cell table:style-name="Таблица5.D2" office:value-type="string">
            <text:p text:style-name="P62">Объект, над которым проведено действие</text:p>
          </table:table-cell>
        </table:table-row>
        <table:table-row>
          <table:table-cell table:style-name="Таблица5.A2" office:value-type="string">
            <text:p text:style-name="P62">event<text:span text:style-name="T23">Type</text:span></text:p>
          </table:table-cell>
          <table:table-cell table:style-name="Таблица5.A2" office:value-type="string">
            <text:p text:style-name="P63">varchar(64)</text:p>
          </table:table-cell>
          <table:table-cell table:style-name="Таблица5.A2" office:value-type="string">
            <text:p text:style-name="P63">notEmpty</text:p>
            <text:p text:style-name="P73">[a-zA-Z0-9_]</text:p>
          </table:table-cell>
          <table:table-cell table:style-name="Таблица5.D2" office:value-type="string">
            <text:p text:style-name="P64">Тип события</text:p>
          </table:table-cell>
        </table:table-row>
        <table:table-row>
          <table:table-cell table:style-name="Таблица5.A2" office:value-type="string">
            <text:p text:style-name="P69">result</text:p>
          </table:table-cell>
          <table:table-cell table:style-name="Таблица5.A2" office:value-type="string">
            <text:p text:style-name="P70">varchar(32)</text:p>
          </table:table-cell>
          <table:table-cell table:style-name="Таблица5.A2" office:value-type="string">
            <text:p text:style-name="P70">{Success, Error}</text:p>
          </table:table-cell>
          <table:table-cell table:style-name="Таблица5.D2" office:value-type="string">
            <text:p text:style-name="P69">Результат операции</text:p>
          </table:table-cell>
        </table:table-row>
        <table:table-row>
          <table:table-cell table:style-name="Таблица5.A2" office:value-type="string">
            <text:p text:style-name="P66">comment</text:p>
          </table:table-cell>
          <table:table-cell table:style-name="Таблица5.A2" office:value-type="string">
            <text:p text:style-name="P67">varchar(1024)</text:p>
          </table:table-cell>
          <table:table-cell table:style-name="Таблица5.A2" office:value-type="string">
            <text:p text:style-name="P63"/>
          </table:table-cell>
          <table:table-cell table:style-name="Таблица5.D2" office:value-type="string">
            <text:p text:style-name="P66">Произвольный <text:span text:style-name="T24">комментарий</text:span></text:p>
          </table:table-cell>
        </table:table-row>
      </table:table>
      <text:p text:style-name="Text_20_body"/>
      <text:p text:style-name="Table"><text:soft-page-break/>Таблица <text:sequence text:ref-name="refTable8" text:name="Table" text:formula="ooow:Table+1" style:num-format="1">2.1.5.3</text:sequence> - Типы событий</text:p>
      <table:table table:name="EventType" table:style-name="EventType">
        <table:table-column table:style-name="EventType.A"/>
        <table:table-column table:style-name="EventType.B"/>
        <table:table-header-rows>
          <table:table-row>
            <table:table-cell table:style-name="EventType.A1" office:value-type="string">
              <text:p text:style-name="P87">Event type</text:p>
            </table:table-cell>
            <table:table-cell table:style-name="EventType.B1" office:value-type="string">
              <text:p text:style-name="P87">Description</text:p>
            </table:table-cell>
          </table:table-row>
        </table:table-header-rows>
        <table:table-row>
          <table:table-cell table:style-name="EventType.A2" office:value-type="string">
            <text:p text:style-name="P65">superUserLoggedIn</text:p>
          </table:table-cell>
          <table:table-cell table:style-name="EventType.B2" office:value-type="string">
            <text:p text:style-name="P65">Суперюзер авторизовался</text:p>
          </table:table-cell>
        </table:table-row>
        <table:table-row>
          <table:table-cell table:style-name="EventType.A2" office:value-type="string">
            <text:p text:style-name="P65">superUserLoggedOut</text:p>
          </table:table-cell>
          <table:table-cell table:style-name="EventType.B2" office:value-type="string">
            <text:p text:style-name="P65">Суперюзер разлогинился</text:p>
          </table:table-cell>
        </table:table-row>
        <table:table-row>
          <table:table-cell table:style-name="EventType.A2" office:value-type="string">
            <text:p text:style-name="P65">superUserSessionTimeout</text:p>
          </table:table-cell>
          <table:table-cell table:style-name="EventType.B2" office:value-type="string">
            <text:p text:style-name="P65">Таймаут сессии суперюзера</text:p>
          </table:table-cell>
        </table:table-row>
        <table:table-row>
          <table:table-cell table:style-name="EventType.A2" office:value-type="string">
            <text:p text:style-name="P65"><text:span text:style-name="T30">u</text:span>serLoggedIn</text:p>
          </table:table-cell>
          <table:table-cell table:style-name="EventType.B2" office:value-type="string">
            <text:p text:style-name="P65"><text:span text:style-name="T30">Пользователь</text:span> авторизовался</text:p>
          </table:table-cell>
        </table:table-row>
        <table:table-row>
          <table:table-cell table:style-name="EventType.A2" office:value-type="string">
            <text:p text:style-name="P65"><text:span text:style-name="T30">u</text:span>serLoggedOut</text:p>
          </table:table-cell>
          <table:table-cell table:style-name="EventType.B2" office:value-type="string">
            <text:p text:style-name="P124"><text:span text:style-name="T30">Пользователь</text:span> разлогинился</text:p>
          </table:table-cell>
        </table:table-row>
        <table:table-row>
          <table:table-cell table:style-name="EventType.A2" office:value-type="string">
            <text:p text:style-name="P65"><text:span text:style-name="T30">u</text:span>serSessionTimeout</text:p>
          </table:table-cell>
          <table:table-cell table:style-name="EventType.B2" office:value-type="string">
            <text:p text:style-name="P124">Таймаут сессии <text:span text:style-name="T30">пользователя</text:span></text:p>
          </table:table-cell>
        </table:table-row>
        <table:table-row>
          <table:table-cell table:style-name="EventType.A2" office:value-type="string">
            <text:p text:style-name="P68">userCreated</text:p>
          </table:table-cell>
          <table:table-cell table:style-name="EventType.B2" office:value-type="string">
            <text:p text:style-name="P68">Пользователь создан</text:p>
          </table:table-cell>
        </table:table-row>
        <table:table-row>
          <table:table-cell table:style-name="EventType.A2" office:value-type="string">
            <text:p text:style-name="P68">userEdited</text:p>
          </table:table-cell>
          <table:table-cell table:style-name="EventType.B2" office:value-type="string">
            <text:p text:style-name="P68">Пользователь изменен</text:p>
          </table:table-cell>
        </table:table-row>
        <table:table-row>
          <table:table-cell table:style-name="EventType.A2" office:value-type="string">
            <text:p text:style-name="P68">userDeleted</text:p>
          </table:table-cell>
          <table:table-cell table:style-name="EventType.B2" office:value-type="string">
            <text:p text:style-name="P68">Пользователь удален</text:p>
          </table:table-cell>
        </table:table-row>
        <table:table-row>
          <table:table-cell table:style-name="EventType.A2" office:value-type="string">
            <text:p text:style-name="P68">organizationCreated</text:p>
          </table:table-cell>
          <table:table-cell table:style-name="EventType.B2" office:value-type="string">
            <text:p text:style-name="P68">Организация создана</text:p>
          </table:table-cell>
        </table:table-row>
        <table:table-row>
          <table:table-cell table:style-name="EventType.A2" office:value-type="string">
            <text:p text:style-name="P68">organizationEdited</text:p>
          </table:table-cell>
          <table:table-cell table:style-name="EventType.B2" office:value-type="string">
            <text:p text:style-name="P68">Организация изменена</text:p>
          </table:table-cell>
        </table:table-row>
        <table:table-row>
          <table:table-cell table:style-name="EventType.A2" office:value-type="string">
            <text:p text:style-name="P68">organizationDeleted</text:p>
          </table:table-cell>
          <table:table-cell table:style-name="EventType.B2" office:value-type="string">
            <text:p text:style-name="P68">Организация удалена</text:p>
          </table:table-cell>
        </table:table-row>
        <table:table-row>
          <table:table-cell table:style-name="EventType.A2" office:value-type="string">
            <text:p text:style-name="P68"><text:span text:style-name="T29">role</text:span>Created</text:p>
          </table:table-cell>
          <table:table-cell table:style-name="EventType.B2" office:value-type="string">
            <text:p text:style-name="P68"><text:span text:style-name="T29">Роль</text:span> создана</text:p>
          </table:table-cell>
        </table:table-row>
        <table:table-row>
          <table:table-cell table:style-name="EventType.A2" office:value-type="string">
            <text:p text:style-name="P122"><text:span text:style-name="T29">role</text:span>Edited</text:p>
          </table:table-cell>
          <table:table-cell table:style-name="EventType.B2" office:value-type="string">
            <text:p text:style-name="P122"><text:span text:style-name="T29">Роль</text:span> изменена</text:p>
          </table:table-cell>
        </table:table-row>
        <table:table-row>
          <table:table-cell table:style-name="EventType.A2" office:value-type="string">
            <text:p text:style-name="P122"><text:span text:style-name="T29">role</text:span>Deleted</text:p>
          </table:table-cell>
          <table:table-cell table:style-name="EventType.B2" office:value-type="string">
            <text:p text:style-name="P122"><text:span text:style-name="T29">Роль</text:span> удалена</text:p>
          </table:table-cell>
        </table:table-row>
      </table:table>
      <text:h text:style-name="P94" text:outline-level="2"/>
      <text:list xml:id="list171904324114183" text:continue-numbering="true" text:style-name="Нумерация_20_в_20_заголовках">
        <text:list-item>
          <text:list>
            <text:list-item>
              <text:h text:style-name="P106" text:outline-level="2"><text:bookmark-start text:name="__RefHeading__1004_97094416"/>Пользовательский интерфейс<text:bookmark-end text:name="__RefHeading__1004_97094416"/></text:h>
            </text:list-item>
          </text:list>
        </text:list-item>
        <text:list-item>
          <text:h text:style-name="P101" text:outline-level="1"><text:bookmark-start text:name="__RefHeading__116_1625461075"/>Сущности<text:bookmark-end text:name="__RefHeading__116_1625461075"/></text:h>
          <text:list>
            <text:list-item text:start-value="1">
              <text:h text:style-name="P102" text:outline-level="2" text:restart-numbering="true" text:start-value="-1"><text:bookmark-start text:name="__RefHeading__791_1038850855"/>Тэг <text:span text:style-name="T4">(Tag)</text:span><text:bookmark-end text:name="__RefHeading__791_1038850855"/></text:h>
            </text:list-item>
          </text:list>
        </text:list-item>
      </text:list>
      <text:p text:style-name="P4">Метка, присваиваемая чему-либо. У каждого объекта может быть несколько тэгов или не быть совсем. Тэг уникален для всей системы. <text:span text:style-name="T5">Для каждого тэга может быть задано множество пользователей, для которого этот тэг виден. По умолчанию для всех.</text:span></text:p>
      <text:h text:style-name="P98" text:outline-level="1"/>
      <text:list xml:id="list171903186677618" text:continue-numbering="true" text:style-name="Нумерация_20_в_20_заголовках">
        <text:list-item>
          <text:h text:style-name="P100" text:outline-level="1"><text:bookmark-start text:name="__RefHeading__593_785244112"/>Варианты использования <text:span text:style-name="T3">(Use cases)</text:span><text:bookmark-end text:name="__RefHeading__593_785244112"/></text:h>
          <text:list>
            <text:list-item>
              <text:h text:style-name="P102" text:outline-level="2"><text:bookmark-start text:name="__RefHeading__1075_1038850855"/><text:span text:style-name="T9">Организации и </text:span>Пользователи<text:bookmark-end text:name="__RefHeading__1075_1038850855"/></text:h>
            </text:list-item>
          </text:list>
        </text:list-item>
      </text:list>
      <text:p text:style-name="Text_20_body"/>
      <text:h text:style-name="P98" text:outline-level="1"/>
      <text:list xml:id="list171903666857444" text:continue-numbering="true" text:style-name="Нумерация_20_в_20_заголовках">
        <text:list-item>
          <text:h text:style-name="P100" text:outline-level="1"><text:bookmark-start text:name="__RefHeading__802_1134636508"/>Архитектурные решения<text:bookmark-end text:name="__RefHeading__802_1134636508"/></text:h>
          <text:list>
            <text:list-item>
              <text:h text:style-name="P102" text:outline-level="2"><text:bookmark-start text:name="__RefHeading__804_1134636508"/>Хранение аватарок пользователя в базе данных<text:bookmark-end text:name="__RefHeading__804_1134636508"/></text:h>
            </text:list-item>
          </text:list>
        </text:list-item>
      </text:list>
      <text:p text:style-name="P11">Аватарки после загрузки пользователем преобразуются в нужный формат и загружаются непосредственно в БД. В соответствии с Руководством по интерфейсу требуются строго определенного размера изображения. Они получаются из загруженной пользователем картинки вырезанием верхнего левого квадрата и преобразованием до требуемог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Обычный"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8pt" style:font-size-asian="10.5pt"/>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left="0cm" fo:margin-right="0cm" fo:margin-top="0.101cm" fo:margin-bottom="0.101cm" style:contextual-spacing="false" fo:text-indent="1.251cm"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101cm" fo:margin-bottom="0.101cm" style:contextual-spacing="false" fo:text-indent="1.251cm" style:auto-text-indent="false" style:shadow="non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indent="0cm" style:auto-text-indent="false" style:page-number="auto"/>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vertical-align="middl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Table" style:family="paragraph" style:parent-style-name="Caption" style:list-style-name="" style:class="extra" style:master-page-name="">
      <style:paragraph-properties fo:margin-top="0.199cm" fo:margin-bottom="0.199cm" style:contextual-spacing="false" style:page-number="auto" fo:background-color="transparent" style:shadow="none">
        <style:tab-stops/>
        <style:background-image/>
      </style:paragraph-properties>
      <style:text-properties fo:font-style="normal"/>
    </style:style>
    <style:style style:name="Drawing" style:family="paragraph" style:parent-style-name="Caption" style:class="extra">
      <style:paragraph-properties fo:margin-top="0.199cm" fo:margin-bottom="0.199cm" style:contextual-spacing="false" fo:text-align="center" style:justify-single-word="false"/>
      <style:text-properties fo:font-style="normal"/>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Нумерация_20_в_20_заголовках" style:display-name="Нумерация в заголовках">
      <text:list-level-style-number text:level="1" text:style-name="Numbering_20_Symbols" style:num-suffix=" "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fo:text-indent="1.2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master-page-name="">
      <style:paragraph-properties style:page-number="auto">
        <style:tab-stops/>
      </style:paragraph-properties>
      <style:text-properties officeooo:rsid="000c89d6" officeooo:paragraph-rsid="012af2f7"/>
    </style:style>
    <style:style style:name="MP2" style:family="paragraph" style:parent-style-name="Footer">
      <style:paragraph-properties fo:text-align="end" style:justify-single-word="false"/>
      <style:text-properties officeooo:rsid="001b04b2" officeooo:paragraph-rsid="001b04b2"/>
    </style:style>
    <style:style style:name="MT1" style:family="text">
      <style:text-properties officeooo:rsid="001ae6f8"/>
    </style:style>
    <style:style style:name="MT2" style:family="text">
      <style:text-properties officeooo:rsid="000e883a"/>
    </style:style>
    <style:style style:name="MSect1" style:family="section">
      <style:section-properties fo:background-color="transparent" text:dont-balance-text-columns="false" style:editable="false">
        <style:columns fo:column-count="2">
          <style:column style:rel-width="6236*" fo:start-indent="0cm" fo:end-indent="0cm"/>
          <style:column style:rel-width="3969*" fo:start-indent="0cm" fo:end-indent="0cm"/>
        </style:columns>
        <style:background-image/>
      </style:section-properties>
    </style:style>
    <style:page-layout style:name="Mpm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ext:section text:style-name="MSect1" text:name="Раздел2">
          <text:p text:style-name="MP1"><text:subject>SAKE Final Fantasy</text:subject>:<text:title>Руководство разработчика</text:title><text:tab/><text:tab/><text:tab/><text:tab/><text:tab/><text:tab/><text:span text:style-name="MT1">В</text:span>ерсия <text:editing-cycles>39</text:editing-cycles> <text:span text:style-name="MT2">от </text:span><text:span text:style-name="MT2"><text:time style:data-style-name="N41" text:time-value="2014-07-25T17:19:02.894191481">17:18:19</text:time></text:span><text:span text:style-name="MT2"> </text:span><text:span text:style-name="MT2"><text:date style:data-style-name="N36" text:date-value="2014-07-25T17:19:02.894311551">25.07.2014</text:date></text:span></text:p>
        </text:section>
      </style:header>
      <style:footer>
        <text:p text:style-name="MP2">Страница <text:page-number text:select-page="current">10</text:page-number> из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30T19:32:03.426881384</meta:creation-date>
    <meta:editing-duration>PT5H49M44S</meta:editing-duration>
    <meta:editing-cycles>39</meta:editing-cycles>
    <meta:generator>LibreOffice/4.1.6.2$Linux_X86_64 LibreOffice_project/410m0$Build-2</meta:generator>
    <dc:title>Руководство разработчика</dc:title>
    <dc:subject>SAKE Final Fantasy</dc:subject>
    <meta:initial-creator>Vladimir Krivenko</meta:initial-creator>
    <meta:keyword>SAKE</meta:keyword>
    <dc:date>2014-07-25T17:19:02.872218087</dc:date>
    <dc:creator>Vladimir Krivenko</dc:creator>
    <meta:document-statistic meta:table-count="10" meta:image-count="0" meta:object-count="0" meta:page-count="10" meta:paragraph-count="290" meta:word-count="985" meta:character-count="7715" meta:non-whitespace-character-count="7014"/>
  </office:meta>
</office:document-meta>
</file>

<file path=VersionList.xml><?xml version="1.0" encoding="utf-8"?>
<VL:version-list xmlns:dc="http://purl.org/dc/elements/1.1/" xmlns:VL="http://openoffice.org/2001/versions-list">
  <VL:version-entry VL:title="Version1" VL:comment="Автоматически сохранённая версия" VL:creator="Vladimir Krivenko" dc:date-time="2014-06-30T19:34:55"/>
  <VL:version-entry VL:title="Version2" VL:comment="Автоматически сохранённая версия" VL:creator="Vladimir Krivenko" dc:date-time="2014-07-01T19:58:36"/>
  <VL:version-entry VL:title="Version3" VL:comment="Автоматически сохранённая версия" VL:creator="Vladimir Krivenko" dc:date-time="2014-07-21T14:33:18"/>
</VL:version-list>
</file>